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56.99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4.64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5.79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4.73mm"/>
    </style:style>
    <style:style style:name="co14" style:family="table-column">
      <style:table-column-properties fo:break-before="auto" style:column-width="26.9mm"/>
    </style:style>
    <style:style style:name="co15" style:family="table-column">
      <style:table-column-properties fo:break-before="auto" style:column-width="20.48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2.23mm"/>
    </style:style>
    <style:style style:name="co18" style:family="table-column">
      <style:table-column-properties fo:break-before="auto" style:column-width="20.66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16.53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7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19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4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6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7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1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G119:Sheet1.G119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3"/>
        <table:table-column table:style-name="co10" table:default-cell-style-name="ce16"/>
        <table:table-column table:style-name="co11" table:default-cell-style-name="ce18"/>
        <table:table-column table:style-name="co12" table:default-cell-style-name="ce3"/>
        <table:table-column table:style-name="co13" table:default-cell-style-name="ce3"/>
        <table:table-column table:style-name="co14" table:default-cell-style-name="ce22"/>
        <table:table-column table:style-name="co15" table:default-cell-style-name="ce23"/>
        <table:table-column table:style-name="co16" table:number-columns-repeated="3" table:default-cell-style-name="ce3"/>
        <table:table-column table:style-name="co17" table:default-cell-style-name="ce25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30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Im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0" office:value-type="string" calcext:value-type="string">
            <text:p>Pays/Région</text:p>
          </table:table-cell>
          <table:table-cell table:style-name="ce12" office:value-type="string" calcext:value-type="string">
            <text:p>Quantité</text:p>
          </table:table-cell>
          <table:table-cell table:style-name="ce14" office:value-type="string" calcext:value-type="string">
            <text:p>Unité de poids / quantité</text:p>
          </table:table-cell>
          <table:table-cell table:style-name="ce17" office:value-type="string" calcext:value-type="string">
            <text:p>Prix unitaire / unité de compte Lt</text:p>
          </table:table-cell>
          <table:table-cell table:style-name="ce19" office:value-type="string" calcext:value-type="string">
            <text:p>Prix unitaire / unité de compte Sous</text:p>
          </table:table-cell>
          <table:table-cell table:style-name="ce19" office:value-type="string" calcext:value-type="string">
            <text:p>Prix unitaire / unité de compte Deniers</text:p>
          </table:table-cell>
          <table:table-cell table:style-name="ce20" office:value-type="string" calcext:value-type="string">
            <text:p>Prix unitaire en décimale de Lt</text:p>
          </table:table-cell>
          <table:table-cell table:style-name="ce19" office:value-type="string" calcext:value-type="string">
            <text:p>Valeur en livres tournois</text:p>
          </table:table-cell>
          <table:table-cell table:style-name="ce19" office:value-type="string" calcext:value-type="string">
            <text:p>valeur en sous</text:p>
          </table:table-cell>
          <table:table-cell table:style-name="ce19" office:value-type="string" calcext:value-type="string">
            <text:p>valeur en denier</text:p>
          </table:table-cell>
          <table:table-cell table:style-name="ce19" office:value-type="string" calcext:value-type="string">
            <text:p>Valeur en décimale de livre tournois</text:p>
          </table:table-cell>
          <table:table-cell table:style-name="ce24" office:value-type="string" calcext:value-type="string">
            <text:p>Valeur calculée</text:p>
          </table:table-cell>
          <table:table-cell table:style-name="ce26" office:value-type="string" calcext:value-type="string">
            <text:p>Différence</text:p>
          </table:table-cell>
          <table:table-cell table:style-name="ce27" office:value-type="string" calcext:value-type="string">
            <text:p>Remarques</text:p>
          </table:table-cell>
          <table:table-cell table:style-name="ce29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138" calcext:value-type="float">
            <text:p>1 138,00</text:p>
          </table:table-cell>
          <table:table-cell table:style-name="ce15" office:value-type="string" calcext:value-type="string">
            <text:p>baril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1" table:formula="of:=[.L2]+([.M2]/20)+([.N2]/240)" office:value-type="float" office:value="45" calcext:value-type="float">
            <text:p>45,00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51210" calcext:value-type="float">
            <text:p>51 210,0000</text:p>
          </table:table-cell>
          <table:table-cell table:formula="of:=[.S2]-[.T2]" office:value-type="float" office:value="-51210" calcext:value-type="float">
            <text:p>-51210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88000" calcext:value-type="float">
            <text:p>88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1" table:formula="of:=[.L3]+([.M3]/20)+([.N3]/240)" office:value-type="float" office:value="0.225" calcext:value-type="float">
            <text:p>0,225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19800" calcext:value-type="float">
            <text:p>19 800,0000</text:p>
          </table:table-cell>
          <table:table-cell table:formula="of:=[.S3]-[.T3]" office:value-type="float" office:value="-19800" calcext:value-type="float">
            <text:p>-19800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frequin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4]+([.M4]/20)+([.N4]/240)" office:value-type="float" office:value="20" calcext:value-type="float">
            <text:p>20,00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800" calcext:value-type="float">
            <text:p>800,0000</text:p>
          </table:table-cell>
          <table:table-cell table:formula="of:=[.S4]-[.T4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6500" calcext:value-type="float">
            <text:p>6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5]+([.M5]/20)+([.N5]/240)" office:value-type="float" office:value="0.5" calcext:value-type="float">
            <text:p>0,5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3250" calcext:value-type="float">
            <text:p>3 250,0000</text:p>
          </table:table-cell>
          <table:table-cell table:formula="of:=[.S5]-[.T5]" office:value-type="float" office:value="-3250" calcext:value-type="float">
            <text:p>-3250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led frome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93" calcext:value-type="float">
            <text:p>93,0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6]+([.M6]/20)+([.N6]/240)" office:value-type="float" office:value="1.25" calcext:value-type="float">
            <text:p>1,25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116.25" calcext:value-type="float">
            <text:p>116,2500</text:p>
          </table:table-cell>
          <table:table-cell table:formula="of:=[.S6]-[.T6]" office:value-type="float" office:value="-116.25" calcext:value-type="float">
            <text:p>-116,25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de campê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20000" calcext:value-type="float">
            <text:p>20 000,00</text:p>
          </table:table-cell>
          <table:table-cell office:value-type="string" calcext:value-type="string">
            <text:p>livres</text:p>
          </table:table-cell>
          <table:table-cell office:value-type="float" office:value="0.09" calcext:value-type="float">
            <text:p>0,090</text:p>
          </table:table-cell>
          <table:table-cell office:value-type="float" office:value="0.12" calcext:value-type="float">
            <text:p>0,12</text:p>
          </table:table-cell>
          <table:table-cell/>
          <table:table-cell table:style-name="ce21" table:formula="of:=[.L7]+([.M7]/20)+([.N7]/240)" office:value-type="float" office:value="0.096" calcext:value-type="float">
            <text:p>0,096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1920" calcext:value-type="float">
            <text:p>1 920,0000</text:p>
          </table:table-cell>
          <table:table-cell table:formula="of:=[.S7]-[.T7]" office:value-type="float" office:value="-1920" calcext:value-type="float">
            <text:p>-1920</text:p>
          </table:table-cell>
          <table:table-cell office:value-type="string" calcext:value-type="string">
            <text:p>à 9L 12 S %</text:p>
          </table:table-cell>
          <table:table-cell table:number-columns-repeated="100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merr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8]+([.M8]/20)+([.N8]/240)" office:value-type="float" office:value="0.2" calcext:value-type="float">
            <text:p>0,20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400" calcext:value-type="float">
            <text:p>400,0000</text:p>
          </table:table-cell>
          <table:table-cell table:formula="of:=[.S8]-[.T8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299" calcext:value-type="float">
            <text:p>1 299,00</text:p>
          </table:table-cell>
          <table:table-cell office:value-type="string" calcext:value-type="string">
            <text:p>tonneaux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9]+([.M9]/20)+([.N9]/240)" office:value-type="float" office:value="30" calcext:value-type="float">
            <text:p>30,00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38970" calcext:value-type="float">
            <text:p>38 970,0000</text:p>
          </table:table-cell>
          <table:table-cell table:formula="of:=[.S9]-[.T9]" office:value-type="float" office:value="-38970" calcext:value-type="float">
            <text:p>-38970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sac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0]+([.M10]/20)+([.N10]/240)" office:value-type="float" office:value="30" calcext:value-type="float">
            <text:p>30,00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3900" calcext:value-type="float">
            <text:p>3 900,0000</text:p>
          </table:table-cell>
          <table:table-cell table:formula="of:=[.S10]-[.T10]" office:value-type="float" office:value="-3900" calcext:value-type="float">
            <text:p>-3900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1150" calcext:value-type="float">
            <text:p>11 1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1]+([.M11]/20)+([.N11]/240)" office:value-type="float" office:value="0.2" calcext:value-type="float">
            <text:p>0,2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2230" calcext:value-type="float">
            <text:p>2 230,0000</text:p>
          </table:table-cell>
          <table:table-cell table:formula="of:=[.S11]-[.T11]" office:value-type="float" office:value="-2230" calcext:value-type="float">
            <text:p>-2230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locq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8425" calcext:value-type="float">
            <text:p>18 4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1" table:formula="of:=[.L12]+([.M12]/20)+([.N12]/240)" office:value-type="float" office:value="0.05" calcext:value-type="float">
            <text:p>0,05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921.25" calcext:value-type="float">
            <text:p>921,2500</text:p>
          </table:table-cell>
          <table:table-cell table:formula="of:=[.S12]-[.T12]" office:value-type="float" office:value="-921.25" calcext:value-type="float">
            <text:p>-921,25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lomb en roul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56545" calcext:value-type="float">
            <text:p>56 54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3]+([.M13]/20)+([.N13]/240)" office:value-type="float" office:value="0.25" calcext:value-type="float">
            <text:p>0,25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14136.25" calcext:value-type="float">
            <text:p>14 136,2500</text:p>
          </table:table-cell>
          <table:table-cell table:formula="of:=[.S13]-[.T13]" office:value-type="float" office:value="-14136.25" calcext:value-type="float">
            <text:p>-14136,25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258" calcext:value-type="float">
            <text:p>1 258,00</text:p>
          </table:table-cell>
          <table:table-cell office:value-type="string" calcext:value-type="string">
            <text:p>en nombr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4]+([.M14]/20)+([.N14]/240)" office:value-type="float" office:value="30" calcext:value-type="float">
            <text:p>30,00000</text:p>
          </table:table-cell>
          <table:table-cell table:number-columns-repeated="3"/>
          <table:table-cell table:formula="of:=[.P14]+0.05*[.Q14]+[.R14]/240" office:value-type="float" office:value="0" calcext:value-type="float">
            <text:p>0</text:p>
          </table:table-cell>
          <table:table-cell table:formula="of:=[.J14]*[.O14]" office:value-type="float" office:value="37740" calcext:value-type="float">
            <text:p>37 740,0000</text:p>
          </table:table-cell>
          <table:table-cell table:formula="of:=[.S14]-[.T14]" office:value-type="float" office:value="-37740" calcext:value-type="float">
            <text:p>-37740</text:p>
          </table:table-cell>
          <table:table-cell table:number-columns-repeated="100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48380" calcext:value-type="float">
            <text:p>48 3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5]+([.M15]/20)+([.N15]/240)" office:value-type="float" office:value="0.2" calcext:value-type="float">
            <text:p>0,20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9676" calcext:value-type="float">
            <text:p>9 676,0000</text:p>
          </table:table-cell>
          <table:table-cell table:formula="of:=[.S15]-[.T15]" office:value-type="float" office:value="-9676" calcext:value-type="float">
            <text:p>-9676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abac en feu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2199472" calcext:value-type="float">
            <text:p>2 199 47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6]+([.M16]/20)+([.N16]/240)" office:value-type="float" office:value="0.25" calcext:value-type="float">
            <text:p>0,250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549868" calcext:value-type="float">
            <text:p>549 868,0000</text:p>
          </table:table-cell>
          <table:table-cell table:formula="of:=[.S16]-[.T16]" office:value-type="float" office:value="-549868" calcext:value-type="float">
            <text:p>-549868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espar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7]+([.M17]/20)+([.N17]/240)" office:value-type="float" office:value="1" calcext:value-type="float">
            <text:p>1,00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24" calcext:value-type="float">
            <text:p>24,0000</text:p>
          </table:table-cell>
          <table:table-cell table:formula="of:=[.S17]-[.T17]" office:value-type="float" office:value="-24" calcext:value-type="float">
            <text:p>-24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rai gras et go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559" calcext:value-type="float">
            <text:p>559,00</text:p>
          </table:table-cell>
          <table:table-cell office:value-type="string" calcext:value-type="string">
            <text:p>baril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18]+([.M18]/20)+([.N18]/240)" office:value-type="float" office:value="24" calcext:value-type="float">
            <text:p>24,0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13416" calcext:value-type="float">
            <text:p>13 416,0000</text:p>
          </table:table-cell>
          <table:table-cell table:formula="of:=[.S18]-[.T18]" office:value-type="float" office:value="-13416" calcext:value-type="float">
            <text:p>-13416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574000" calcext:value-type="float">
            <text:p>574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1" table:formula="of:=[.L19]+([.M19]/20)+([.N19]/240)" office:value-type="float" office:value="0.275" calcext:value-type="float">
            <text:p>0,275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157850" calcext:value-type="float">
            <text:p>157 850,0000</text:p>
          </table:table-cell>
          <table:table-cell table:formula="of:=[.S19]-[.T19]" office:value-type="float" office:value="-157850" calcext:value-type="float">
            <text:p>-157850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lanche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5744" calcext:value-type="float">
            <text:p>15 74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20]+([.M20]/20)+([.N20]/240)" office:value-type="float" office:value="0.9" calcext:value-type="float">
            <text:p>0,90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14169.6" calcext:value-type="float">
            <text:p>14 169,6000</text:p>
          </table:table-cell>
          <table:table-cell table:formula="of:=[.S20]-[.T20]" office:value-type="float" office:value="-14169.6" calcext:value-type="float">
            <text:p>-14169,6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rog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601" calcext:value-type="float">
            <text:p>2 601,00</text:p>
          </table:table-cell>
          <table:table-cell office:value-type="string" calcext:value-type="string">
            <text:p>baril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1" table:formula="of:=[.L21]+([.M21]/20)+([.N21]/240)" office:value-type="float" office:value="45" calcext:value-type="float">
            <text:p>45,00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117045" calcext:value-type="float">
            <text:p>117 045,0000</text:p>
          </table:table-cell>
          <table:table-cell table:formula="of:=[.S21]-[.T21]" office:value-type="float" office:value="-117045" calcext:value-type="float">
            <text:p>-117045</text:p>
          </table:table-cell>
          <table:table-cell table:number-columns-repeated="100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lpis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915" calcext:value-type="float">
            <text:p>3 9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22]+([.M22]/20)+([.N22]/240)" office:value-type="float" office:value="0.2" calcext:value-type="float">
            <text:p>0,20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783" calcext:value-type="float">
            <text:p>783,0000</text:p>
          </table:table-cell>
          <table:table-cell table:formula="of:=[.S22]-[.T22]" office:value-type="float" office:value="-783" calcext:value-type="float">
            <text:p>-783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rgent vif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23]+([.M23]/20)+([.N23]/240)" office:value-type="float" office:value="5" calcext:value-type="float">
            <text:p>5,00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100" calcext:value-type="float">
            <text:p>100,0000</text:p>
          </table:table-cell>
          <table:table-cell table:formula="of:=[.S23]-[.T23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vi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34" calcext:value-type="float">
            <text:p>134,00</text:p>
          </table:table-cell>
          <table:table-cell office:value-type="string" calcext:value-type="string">
            <text:p>traque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24]+([.M24]/20)+([.N24]/240)" office:value-type="float" office:value="7" calcext:value-type="float">
            <text:p>7,00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938" calcext:value-type="float">
            <text:p>938,0000</text:p>
          </table:table-cell>
          <table:table-cell table:formula="of:=[.S24]-[.T24]" office:value-type="float" office:value="-938" calcext:value-type="float">
            <text:p>-938</text:p>
          </table:table-cell>
          <table:table-cell table:number-columns-repeated="100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eruz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050" calcext:value-type="float">
            <text:p>1 0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25]+([.M25]/20)+([.N25]/240)" office:value-type="float" office:value="0.2" calcext:value-type="float">
            <text:p>0,20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210" calcext:value-type="float">
            <text:p>210,0000</text:p>
          </table:table-cell>
          <table:table-cell table:formula="of:=[.S25]-[.T25]" office:value-type="float" office:value="-210" calcext:value-type="float">
            <text:p>-210</text:p>
          </table:table-cell>
          <table:table-cell table:number-columns-repeated="100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ocola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1" table:formula="of:=[.L26]+([.M26]/20)+([.N26]/240)" office:value-type="float" office:value="2" calcext:value-type="float">
            <text:p>2,0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96" calcext:value-type="float">
            <text:p>96,0000</text:p>
          </table:table-cell>
          <table:table-cell table:formula="of:=[.S26]-[.T26]" office:value-type="float" office:value="-96" calcext:value-type="float">
            <text:p>-96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it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50100" calcext:value-type="float">
            <text:p>50 100,00</text:p>
          </table:table-cell>
          <table:table-cell office:value-type="string" calcext:value-type="string">
            <text:p>en nombre</text:p>
          </table:table-cell>
          <table:table-cell office:value-type="float" office:value="0.01" calcext:value-type="float">
            <text:p>0,010</text:p>
          </table:table-cell>
          <table:table-cell table:number-columns-repeated="2"/>
          <table:table-cell table:style-name="ce21" table:formula="of:=[.L27]+([.M27]/20)+([.N27]/240)" office:value-type="float" office:value="0.01" calcext:value-type="float">
            <text:p>0,01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501" calcext:value-type="float">
            <text:p>501,0000</text:p>
          </table:table-cell>
          <table:table-cell table:formula="of:=[.S27]-[.T27]" office:value-type="float" office:value="-501" calcext:value-type="float">
            <text:p>-501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uiv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100" calcext:value-type="float">
            <text:p>4 100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" table:formula="of:=[.L28]+([.M28]/20)+([.N28]/240)" office:value-type="float" office:value="1.25" calcext:value-type="float">
            <text:p>1,25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5125" calcext:value-type="float">
            <text:p>5 125,0000</text:p>
          </table:table-cell>
          <table:table-cell table:formula="of:=[.S28]-[.T28]" office:value-type="float" office:value="-5125" calcext:value-type="float">
            <text:p>-5125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pipes</text:p>
          </table:table-cell>
          <table:table-cell office:value-type="float" office:value="270" calcext:value-type="float">
            <text:p>270,000</text:p>
          </table:table-cell>
          <table:table-cell table:number-columns-repeated="2"/>
          <table:table-cell table:style-name="ce21" table:formula="of:=[.L29]+([.M29]/20)+([.N29]/240)" office:value-type="float" office:value="270" calcext:value-type="float">
            <text:p>270,00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8100" calcext:value-type="float">
            <text:p>8 100,0000</text:p>
          </table:table-cell>
          <table:table-cell table:formula="of:=[.S29]-[.T29]" office:value-type="float" office:value="-8100" calcext:value-type="float">
            <text:p>-8100</text:p>
          </table:table-cell>
          <table:table-cell table:number-columns-repeated="100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8.5" calcext:value-type="float">
            <text:p>38,50</text:p>
          </table:table-cell>
          <table:table-cell office:value-type="string" calcext:value-type="string">
            <text:p>bariques</text:p>
          </table:table-cell>
          <table:table-cell office:value-type="float" office:value="135" calcext:value-type="float">
            <text:p>135,000</text:p>
          </table:table-cell>
          <table:table-cell table:number-columns-repeated="2"/>
          <table:table-cell table:style-name="ce21" table:formula="of:=[.L30]+([.M30]/20)+([.N30]/240)" office:value-type="float" office:value="135" calcext:value-type="float">
            <text:p>135,00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5197.5" calcext:value-type="float">
            <text:p>5 197,5000</text:p>
          </table:table-cell>
          <table:table-cell table:formula="of:=[.S30]-[.T30]" office:value-type="float" office:value="-5197.5" calcext:value-type="float">
            <text:p>-5197,5</text:p>
          </table:table-cell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440" calcext:value-type="float">
            <text:p>1 440,00</text:p>
          </table:table-cell>
          <table:table-cell office:value-type="string" calcext:value-type="string">
            <text:p>pot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31]+([.M31]/20)+([.N31]/240)" office:value-type="float" office:value="4" calcext:value-type="float">
            <text:p>4,00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5760" calcext:value-type="float">
            <text:p>5 760,0000</text:p>
          </table:table-cell>
          <table:table-cell table:formula="of:=[.S31]-[.T31]" office:value-type="float" office:value="-5760" calcext:value-type="float">
            <text:p>-5760</text:p>
          </table:table-cell>
          <table:table-cell table:number-columns-repeated="100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en anc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405" calcext:value-type="float">
            <text:p>4 405,00</text:p>
          </table:table-cell>
          <table:table-cell office:value-type="string" calcext:value-type="string">
            <text:p>livres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21" table:formula="of:=[.L32]+([.M32]/20)+([.N32]/240)" office:value-type="float" office:value="0.325" calcext:value-type="float">
            <text:p>0,325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1431.625" calcext:value-type="float">
            <text:p>1 431,6250</text:p>
          </table:table-cell>
          <table:table-cell table:formula="of:=[.S32]-[.T32]" office:value-type="float" office:value="-1431.625" calcext:value-type="float">
            <text:p>-1431,63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526625" calcext:value-type="float">
            <text:p>526 6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33]+([.M33]/20)+([.N33]/240)" office:value-type="float" office:value="0.2" calcext:value-type="float">
            <text:p>0,20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105325" calcext:value-type="float">
            <text:p>105 325,0000</text:p>
          </table:table-cell>
          <table:table-cell table:formula="of:=[.S33]-[.T33]" office:value-type="float" office:value="-105325" calcext:value-type="float">
            <text:p>-105325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mach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4200" calcext:value-type="float">
            <text:p>34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1" table:formula="of:=[.L34]+([.M34]/20)+([.N34]/240)" office:value-type="float" office:value="0.05" calcext:value-type="float">
            <text:p>0,05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1710" calcext:value-type="float">
            <text:p>1 710,0000</text:p>
          </table:table-cell>
          <table:table-cell table:formula="of:=[.S34]-[.T34]" office:value-type="float" office:value="-1710" calcext:value-type="float">
            <text:p>-1710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3200" calcext:value-type="float">
            <text:p>23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35]+([.M35]/20)+([.N35]/240)" office:value-type="float" office:value="0.15" calcext:value-type="float">
            <text:p>0,15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3480" calcext:value-type="float">
            <text:p>3 480,0000</text:p>
          </table:table-cell>
          <table:table-cell table:formula="of:=[.S35]-[.T35]" office:value-type="float" office:value="-3480" calcext:value-type="float">
            <text:p>-3480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rena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1" table:formula="of:=[.L36]+([.M36]/20)+([.N36]/240)" office:value-type="float" office:value="0.05" calcext:value-type="float">
            <text:p>0,05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40" calcext:value-type="float">
            <text:p>40,0000</text:p>
          </table:table-cell>
          <table:table-cell table:formula="of:=[.S36]-[.T36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270" calcext:value-type="float">
            <text:p>1 2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37]+([.M37]/20)+([.N37]/240)" office:value-type="float" office:value="0.6" calcext:value-type="float">
            <text:p>0,60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762" calcext:value-type="float">
            <text:p>762,0000</text:p>
          </table:table-cell>
          <table:table-cell table:formula="of:=[.S37]-[.T37]" office:value-type="float" office:value="-762" calcext:value-type="float">
            <text:p>-762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jam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59" calcext:value-type="float">
            <text:p>25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38]+([.M38]/20)+([.N38]/240)" office:value-type="float" office:value="0.6" calcext:value-type="float">
            <text:p>0,600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155.4" calcext:value-type="float">
            <text:p>155,4000</text:p>
          </table:table-cell>
          <table:table-cell table:formula="of:=[.S38]-[.T38]" office:value-type="float" office:value="-155.4" calcext:value-type="float">
            <text:p>-155,4</text:p>
          </table:table-cell>
          <table:table-cell table:number-columns-repeated="100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table:number-columns-repeated="5"/>
          <table:table-cell table:style-name="ce21" table:formula="of:=[.L39]+([.M39]/20)+([.N39]/240)" office:value-type="float" office:value="0" calcext:value-type="float">
            <text:p>0,00000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table:formula="of:=[.P39]+0.05*[.Q39]+[.R39]/240" office:value-type="float" office:value="365" calcext:value-type="float">
            <text:p>365</text:p>
          </table:table-cell>
          <table:table-cell table:formula="of:=[.J39]*[.O39]" office:value-type="float" office:value="0" calcext:value-type="float">
            <text:p>0,0000</text:p>
          </table:table-cell>
          <table:table-cell table:formula="of:=[.S39]-[.T39]" office:value-type="float" office:value="365" calcext:value-type="float">
            <text:p>365</text:p>
          </table:table-cell>
          <table:table-cell office:value-type="string" calcext:value-type="string">
            <text:p>valeur de 365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eules batar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56" calcext:value-type="float">
            <text:p>256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40]+([.M40]/20)+([.N40]/240)" office:value-type="float" office:value="3" calcext:value-type="float">
            <text:p>3,00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768" calcext:value-type="float">
            <text:p>768,0000</text:p>
          </table:table-cell>
          <table:table-cell table:formula="of:=[.S40]-[.T40]" office:value-type="float" office:value="-768" calcext:value-type="float">
            <text:p>-768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potich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41]+([.M41]/20)+([.N41]/240)" office:value-type="float" office:value="15" calcext:value-type="float">
            <text:p>15,0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150" calcext:value-type="float">
            <text:p>150,0000</text:p>
          </table:table-cell>
          <table:table-cell table:formula="of:=[.S41]-[.T41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783" calcext:value-type="float">
            <text:p>78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42]+([.M42]/20)+([.N42]/240)" office:value-type="float" office:value="0.6" calcext:value-type="float">
            <text:p>0,60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469.8" calcext:value-type="float">
            <text:p>469,8000</text:p>
          </table:table-cell>
          <table:table-cell table:formula="of:=[.S42]-[.T42]" office:value-type="float" office:value="-469.8" calcext:value-type="float">
            <text:p>-469,8</text:p>
          </table:table-cell>
          <table:table-cell table:number-columns-repeated="100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ta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360" calcext:value-type="float">
            <text:p>3 360,00</text:p>
          </table:table-cell>
          <table:table-cell office:value-type="string" calcext:value-type="string">
            <text:p>livre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1" table:formula="of:=[.L43]+([.M43]/20)+([.N43]/240)" office:value-type="float" office:value="0.025" calcext:value-type="float">
            <text:p>0,025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84" calcext:value-type="float">
            <text:p>84,0000</text:p>
          </table:table-cell>
          <table:table-cell table:formula="of:=[.S43]-[.T43]" office:value-type="float" office:value="-84" calcext:value-type="float">
            <text:p>-84</text:p>
          </table:table-cell>
          <table:table-cell table:number-columns-repeated="100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iast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4447" calcext:value-type="float">
            <text:p>24 447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" table:formula="of:=[.L44]+([.M44]/20)+([.N44]/240)" office:value-type="float" office:value="5.25" calcext:value-type="float">
            <text:p>5,25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128346.75" calcext:value-type="float">
            <text:p>128 346,7500</text:p>
          </table:table-cell>
          <table:table-cell table:formula="of:=[.S44]-[.T44]" office:value-type="float" office:value="-128346.75" calcext:value-type="float">
            <text:p>-128346,75</text:p>
          </table:table-cell>
          <table:table-cell table:number-columns-repeated="100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iast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6689" calcext:value-type="float">
            <text:p>46 689,00</text:p>
          </table:table-cell>
          <table:table-cell office:value-type="string" calcext:value-type="string">
            <text:p>sortes</text:p>
          </table:table-cell>
          <table:table-cell office:value-type="float" office:value="5" calcext:value-type="float">
            <text:p>5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" table:formula="of:=[.L45]+([.M45]/20)+([.N45]/240)" office:value-type="float" office:value="5.25" calcext:value-type="float">
            <text:p>5,25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245117.25" calcext:value-type="float">
            <text:p>245 117,2500</text:p>
          </table:table-cell>
          <table:table-cell table:formula="of:=[.S45]-[.T45]" office:value-type="float" office:value="-245117.25" calcext:value-type="float">
            <text:p>-245117,25</text:p>
          </table:table-cell>
          <table:table-cell office:value-type="string" calcext:value-type="string">
            <text:p>unité de quantité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ierres à ch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tonneaux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46]+([.M46]/20)+([.N46]/240)" office:value-type="float" office:value="10" calcext:value-type="float">
            <text:p>10,00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500" calcext:value-type="float">
            <text:p>500,0000</text:p>
          </table:table-cell>
          <table:table-cell table:formula="of:=[.S46]-[.T46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raisins se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33970" calcext:value-type="float">
            <text:p>233 9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47]+([.M47]/20)+([.N47]/240)" office:value-type="float" office:value="0.2" calcext:value-type="float">
            <text:p>0,20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46794" calcext:value-type="float">
            <text:p>46 794,0000</text:p>
          </table:table-cell>
          <table:table-cell table:formula="of:=[.S47]-[.T47]" office:value-type="float" office:value="-46794" calcext:value-type="float">
            <text:p>-46794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roz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pacquets (de 1000)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48]+([.M48]/20)+([.N48]/240)" office:value-type="float" office:value="0.6" calcext:value-type="float">
            <text:p>0,6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27" calcext:value-type="float">
            <text:p>27,0000</text:p>
          </table:table-cell>
          <table:table-cell table:formula="of:=[.S48]-[.T48]" office:value-type="float" office:value="-27" calcext:value-type="float">
            <text:p>-27</text:p>
          </table:table-cell>
          <table:table-cell table:number-columns-repeated="100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327" calcext:value-type="float">
            <text:p>1 327,00</text:p>
          </table:table-cell>
          <table:table-cell office:value-type="string" calcext:value-type="string">
            <text:p>tonneaux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49]+([.M49]/20)+([.N49]/240)" office:value-type="float" office:value="15" calcext:value-type="float">
            <text:p>15,00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19905" calcext:value-type="float">
            <text:p>19 905,0000</text:p>
          </table:table-cell>
          <table:table-cell table:formula="of:=[.S49]-[.T49]" office:value-type="float" office:value="-19905" calcext:value-type="float">
            <text:p>-19905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47" calcext:value-type="float">
            <text:p>247,00</text:p>
          </table:table-cell>
          <table:table-cell office:value-type="string" calcext:value-type="string">
            <text:p>bariqu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50]+([.M50]/20)+([.N50]/240)" office:value-type="float" office:value="150" calcext:value-type="float">
            <text:p>150,00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37050" calcext:value-type="float">
            <text:p>37 050,0000</text:p>
          </table:table-cell>
          <table:table-cell table:formula="of:=[.S50]-[.T50]" office:value-type="float" office:value="-37050" calcext:value-type="float">
            <text:p>-37050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baril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1" table:formula="of:=[.L51]+([.M51]/20)+([.N51]/240)" office:value-type="float" office:value="75" calcext:value-type="float">
            <text:p>75,00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5250" calcext:value-type="float">
            <text:p>5 250,0000</text:p>
          </table:table-cell>
          <table:table-cell table:formula="of:=[.S51]-[.T51]" office:value-type="float" office:value="-5250" calcext:value-type="float">
            <text:p>-5250</text:p>
          </table:table-cell>
          <table:table-cell table:number-columns-repeated="100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250" calcext:value-type="float">
            <text:p>1 250,00</text:p>
          </table:table-cell>
          <table:table-cell office:value-type="string" calcext:value-type="string">
            <text:p>pot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52]+([.M52]/20)+([.N52]/240)" office:value-type="float" office:value="1.5" calcext:value-type="float">
            <text:p>1,50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1875" calcext:value-type="float">
            <text:p>1 875,0000</text:p>
          </table:table-cell>
          <table:table-cell table:formula="of:=[.S52]-[.T52]" office:value-type="float" office:value="-1875" calcext:value-type="float">
            <text:p>-1875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rmes à fe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Flandre</text:p>
          </table:table-cell>
          <table:table-cell office:value-type="float" office:value="4400" calcext:value-type="float">
            <text:p>4 400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21" table:formula="of:=[.L53]+([.M53]/20)+([.N53]/240)" office:value-type="float" office:value="1" calcext:value-type="float">
            <text:p>1,0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4400" calcext:value-type="float">
            <text:p>4 400,0000</text:p>
          </table:table-cell>
          <table:table-cell table:formula="of:=[.S53]-[.T53]" office:value-type="float" office:value="-4400" calcext:value-type="float">
            <text:p>-4400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ray et go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Flandr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baril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54]+([.M54]/20)+([.N54]/240)" office:value-type="float" office:value="24" calcext:value-type="float">
            <text:p>24,00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1440" calcext:value-type="float">
            <text:p>1 440,0000</text:p>
          </table:table-cell>
          <table:table-cell table:formula="of:=[.S54]-[.T54]" office:value-type="float" office:value="-1440" calcext:value-type="float">
            <text:p>-1440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uivre en plan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Flandre</text:p>
          </table:table-cell>
          <table:table-cell office:value-type="float" office:value="64000" calcext:value-type="float">
            <text:p>64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55]+([.M55]/20)+([.N55]/240)" office:value-type="float" office:value="1.4" calcext:value-type="float">
            <text:p>1,40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89600" calcext:value-type="float">
            <text:p>89 600,0000</text:p>
          </table:table-cell>
          <table:table-cell table:formula="of:=[.S55]-[.T55]" office:value-type="float" office:value="-89600" calcext:value-type="float">
            <text:p>-89600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au de sente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Flandr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ot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56]+([.M56]/20)+([.N56]/240)" office:value-type="float" office:value="6" calcext:value-type="float">
            <text:p>6,00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600" calcext:value-type="float">
            <text:p>600,0000</text:p>
          </table:table-cell>
          <table:table-cell table:formula="of:=[.S56]-[.T56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57]+([.M57]/20)+([.N57]/240)" office:value-type="float" office:value="30" calcext:value-type="float">
            <text:p>30,00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4800" calcext:value-type="float">
            <text:p>4 800,0000</text:p>
          </table:table-cell>
          <table:table-cell table:formula="of:=[.S57]-[.T57]" office:value-type="float" office:value="-4800" calcext:value-type="float">
            <text:p>-4800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8200" calcext:value-type="float">
            <text:p>28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58]+([.M58]/20)+([.N58]/240)" office:value-type="float" office:value="0.35" calcext:value-type="float">
            <text:p>0,35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9870" calcext:value-type="float">
            <text:p>9 870,0000</text:p>
          </table:table-cell>
          <table:table-cell table:formula="of:=[.S58]-[.T58]" office:value-type="float" office:value="-9870" calcext:value-type="float">
            <text:p>-9870</text:p>
          </table:table-cell>
          <table:table-cell table:number-columns-repeated="100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570" calcext:value-type="float">
            <text:p>5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59]+([.M59]/20)+([.N59]/240)" office:value-type="float" office:value="0.2" calcext:value-type="float">
            <text:p>0,2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114" calcext:value-type="float">
            <text:p>114,0000</text:p>
          </table:table-cell>
          <table:table-cell table:formula="of:=[.S59]-[.T59]" office:value-type="float" office:value="-114" calcext:value-type="float">
            <text:p>-114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rgent vif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6094" calcext:value-type="float">
            <text:p>6 094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60]+([.M60]/20)+([.N60]/240)" office:value-type="float" office:value="5" calcext:value-type="float">
            <text:p>5,0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30470" calcext:value-type="float">
            <text:p>30 470,0000</text:p>
          </table:table-cell>
          <table:table-cell table:formula="of:=[.S60]-[.T60]" office:value-type="float" office:value="-30470" calcext:value-type="float">
            <text:p>-30470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rmes blanches ; sab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en nombre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1" table:formula="of:=[.L61]+([.M61]/20)+([.N61]/240)" office:value-type="float" office:value="2" calcext:value-type="float">
            <text:p>2,0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1200" calcext:value-type="float">
            <text:p>1 200,0000</text:p>
          </table:table-cell>
          <table:table-cell table:formula="of:=[.S61]-[.T61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rmes à feu ; fus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62]+([.M62]/20)+([.N62]/240)" office:value-type="float" office:value="8" calcext:value-type="float">
            <text:p>8,0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6400" calcext:value-type="float">
            <text:p>6 400,0000</text:p>
          </table:table-cell>
          <table:table-cell table:formula="of:=[.S62]-[.T62]" office:value-type="float" office:value="-6400" calcext:value-type="float">
            <text:p>-6400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4756" calcext:value-type="float">
            <text:p>44 75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63]+([.M63]/20)+([.N63]/240)" office:value-type="float" office:value="0.75" calcext:value-type="float">
            <text:p>0,75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33567" calcext:value-type="float">
            <text:p>33 567,0000</text:p>
          </table:table-cell>
          <table:table-cell table:formula="of:=[.S63]-[.T63]" office:value-type="float" office:value="-33567" calcext:value-type="float">
            <text:p>-33567</text:p>
          </table:table-cell>
          <table:table-cell table:number-columns-repeated="100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ajutap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64]+([.M64]/20)+([.N64]/240)" office:value-type="float" office:value="20" calcext:value-type="float">
            <text:p>20,0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10000" calcext:value-type="float">
            <text:p>10 000,0000</text:p>
          </table:table-cell>
          <table:table-cell table:formula="of:=[.S64]-[.T64]" office:value-type="float" office:value="-10000" calcext:value-type="float">
            <text:p>-10000</text:p>
          </table:table-cell>
          <table:table-cell table:number-columns-repeated="100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ay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65]+([.M65]/20)+([.N65]/240)" office:value-type="float" office:value="0.9" calcext:value-type="float">
            <text:p>0,90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21.6" calcext:value-type="float">
            <text:p>21,6000</text:p>
          </table:table-cell>
          <table:table-cell table:formula="of:=[.S65]-[.T65]" office:value-type="float" office:value="-21.6" calcext:value-type="float">
            <text:p>-21,6</text:p>
          </table:table-cell>
          <table:table-cell office:value-type="string" calcext:value-type="string">
            <text:p>pas d'unité monétaire. Très certainement des livres</text:p>
          </table:table-cell>
          <table:table-cell table:number-columns-repeated="100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545" calcext:value-type="float">
            <text:p>545,00</text:p>
          </table:table-cell>
          <table:table-cell office:value-type="string" calcext:value-type="string">
            <text:p>bariqu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66]+([.M66]/20)+([.N66]/240)" office:value-type="float" office:value="25" calcext:value-type="float">
            <text:p>25,00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13625" calcext:value-type="float">
            <text:p>13 625,0000</text:p>
          </table:table-cell>
          <table:table-cell table:formula="of:=[.S66]-[.T66]" office:value-type="float" office:value="-13625" calcext:value-type="float">
            <text:p>-13625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led frome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9" calcext:value-type="float">
            <text:p>29,00</text:p>
          </table:table-cell>
          <table:table-cell office:value-type="string" calcext:value-type="string">
            <text:p>last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1" table:formula="of:=[.L67]+([.M67]/20)+([.N67]/240)" office:value-type="float" office:value="400" calcext:value-type="float">
            <text:p>400,0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11600" calcext:value-type="float">
            <text:p>11 600,0000</text:p>
          </table:table-cell>
          <table:table-cell table:formula="of:=[.S67]-[.T67]" office:value-type="float" office:value="-11600" calcext:value-type="float">
            <text:p>-11600</text:p>
          </table:table-cell>
          <table:table-cell table:number-columns-repeated="100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led seig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07820" calcext:value-type="float">
            <text:p>107 8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1" table:formula="of:=[.L68]+([.M68]/20)+([.N68]/240)" office:value-type="float" office:value="0.075" calcext:value-type="float">
            <text:p>0,075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8086.5" calcext:value-type="float">
            <text:p>8 086,5000</text:p>
          </table:table-cell>
          <table:table-cell table:formula="of:=[.S68]-[.T68]" office:value-type="float" office:value="-8086.5" calcext:value-type="float">
            <text:p>-8086,5</text:p>
          </table:table-cell>
          <table:table-cell table:number-columns-repeated="100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le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5600" calcext:value-type="float">
            <text:p>5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69]+([.M69]/20)+([.N69]/240)" office:value-type="float" office:value="0.75" calcext:value-type="float">
            <text:p>0,75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4200" calcext:value-type="float">
            <text:p>4 200,0000</text:p>
          </table:table-cell>
          <table:table-cell table:formula="of:=[.S69]-[.T69]" office:value-type="float" office:value="-4200" calcext:value-type="float">
            <text:p>-4200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espar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533" calcext:value-type="float">
            <text:p>533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70]+([.M70]/20)+([.N70]/240)" office:value-type="float" office:value="1" calcext:value-type="float">
            <text:p>1,0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533" calcext:value-type="float">
            <text:p>533,0000</text:p>
          </table:table-cell>
          <table:table-cell table:formula="of:=[.S70]-[.T70]" office:value-type="float" office:value="-533" calcext:value-type="float">
            <text:p>-533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ulets de can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4450" calcext:value-type="float">
            <text:p>24 450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21" table:formula="of:=[.L71]+([.M71]/20)+([.N71]/240)" office:value-type="float" office:value="0" calcext:value-type="float">
            <text:p>0,00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0" calcext:value-type="float">
            <text:p>0,0000</text:p>
          </table:table-cell>
          <table:table-cell table:formula="of:=[.S71]-[.T71]" office:value-type="float" office:value="0" calcext:value-type="float">
            <text:p>0</text:p>
          </table:table-cell>
          <table:table-cell office:value-type="string" calcext:value-type="string">
            <text:p>la L 2 S ou 10L %</text:p>
          </table:table-cell>
          <table:table-cell table:number-columns-repeated="1002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utons de coc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846" calcext:value-type="float">
            <text:p>84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72]+([.M72]/20)+([.N72]/240)" office:value-type="float" office:value="0.9" calcext:value-type="float">
            <text:p>0,9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761.4" calcext:value-type="float">
            <text:p>761,4000</text:p>
          </table:table-cell>
          <table:table-cell table:formula="of:=[.S72]-[.T72]" office:value-type="float" office:value="-761.4" calcext:value-type="float">
            <text:p>-761,4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r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pièc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73]+([.M73]/20)+([.N73]/240)" office:value-type="float" office:value="8" calcext:value-type="float">
            <text:p>8,00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2400" calcext:value-type="float">
            <text:p>2 400,0000</text:p>
          </table:table-cell>
          <table:table-cell table:formula="of:=[.S73]-[.T73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ray et go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baril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74]+([.M74]/20)+([.N74]/240)" office:value-type="float" office:value="24" calcext:value-type="float">
            <text:p>24,00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4800" calcext:value-type="float">
            <text:p>4 800,0000</text:p>
          </table:table-cell>
          <table:table-cell table:formula="of:=[.S74]-[.T74]" office:value-type="float" office:value="-4800" calcext:value-type="float">
            <text:p>-4800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nettes de grez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75]+([.M75]/20)+([.N75]/240)" office:value-type="float" office:value="0.5" calcext:value-type="float">
            <text:p>0,50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300" calcext:value-type="float">
            <text:p>300,0000</text:p>
          </table:table-cell>
          <table:table-cell table:formula="of:=[.S75]-[.T75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nons de fer de 9 L de b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en nombre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76]+([.M76]/20)+([.N76]/240)" office:value-type="float" office:value="300" calcext:value-type="float">
            <text:p>300,00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12000" calcext:value-type="float">
            <text:p>12 000,0000</text:p>
          </table:table-cell>
          <table:table-cell table:formula="of:=[.S76]-[.T76]" office:value-type="float" office:value="-12000" calcext:value-type="float">
            <text:p>-12000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nons de fer de 6 L de b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en nombre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1" table:formula="of:=[.L77]+([.M77]/20)+([.N77]/240)" office:value-type="float" office:value="200" calcext:value-type="float">
            <text:p>200,0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36000" calcext:value-type="float">
            <text:p>36 000,0000</text:p>
          </table:table-cell>
          <table:table-cell table:formula="of:=[.S77]-[.T77]" office:value-type="float" office:value="-36000" calcext:value-type="float">
            <text:p>-36000</text:p>
          </table:table-cell>
          <table:table-cell table:number-columns-repeated="100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ves de 6 flac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78]+([.M78]/20)+([.N78]/240)" office:value-type="float" office:value="6" calcext:value-type="float">
            <text:p>6,00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3600" calcext:value-type="float">
            <text:p>3 600,0000</text:p>
          </table:table-cell>
          <table:table-cell table:formula="of:=[.S78]-[.T78]" office:value-type="float" office:value="-3600" calcext:value-type="float">
            <text:p>-3600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eruz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064" calcext:value-type="float">
            <text:p>1 06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79]+([.M79]/20)+([.N79]/240)" office:value-type="float" office:value="0.2" calcext:value-type="float">
            <text:p>0,20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212.8" calcext:value-type="float">
            <text:p>212,8000</text:p>
          </table:table-cell>
          <table:table-cell table:formula="of:=[.S79]-[.T79]" office:value-type="float" office:value="-212.8" calcext:value-type="float">
            <text:p>-212,8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42890" calcext:value-type="float">
            <text:p>442 8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1" table:formula="of:=[.L80]+([.M80]/20)+([.N80]/240)" office:value-type="float" office:value="0.275" calcext:value-type="float">
            <text:p>0,275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121794.75" calcext:value-type="float">
            <text:p>121 794,7500</text:p>
          </table:table-cell>
          <table:table-cell table:formula="of:=[.S80]-[.T80]" office:value-type="float" office:value="-121794.75" calcext:value-type="float">
            <text:p>-121794,75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81]+([.M81]/20)+([.N81]/240)" office:value-type="float" office:value="20" calcext:value-type="float">
            <text:p>20,0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6000" calcext:value-type="float">
            <text:p>6 000,0000</text:p>
          </table:table-cell>
          <table:table-cell table:formula="of:=[.S81]-[.T81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oro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pièc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82]+([.M82]/20)+([.N82]/240)" office:value-type="float" office:value="8" calcext:value-type="float">
            <text:p>8,0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2400" calcext:value-type="float">
            <text:p>2 400,0000</text:p>
          </table:table-cell>
          <table:table-cell table:formula="of:=[.S82]-[.T82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oupero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6040" calcext:value-type="float">
            <text:p>16 040,00</text:p>
          </table:table-cell>
          <table:table-cell office:value-type="string" calcext:value-type="string">
            <text:p>livres</text:p>
          </table:table-cell>
          <table:table-cell office:value-type="float" office:value="0.09" calcext:value-type="float">
            <text:p>0,090</text:p>
          </table:table-cell>
          <table:table-cell table:number-columns-repeated="2"/>
          <table:table-cell table:style-name="ce21" table:formula="of:=[.L83]+([.M83]/20)+([.N83]/240)" office:value-type="float" office:value="0.09" calcext:value-type="float">
            <text:p>0,09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1443.6" calcext:value-type="float">
            <text:p>1 443,6000</text:p>
          </table:table-cell>
          <table:table-cell table:formula="of:=[.S83]-[.T83]" office:value-type="float" office:value="-1443.6" calcext:value-type="float">
            <text:p>-1443,6</text:p>
          </table:table-cell>
          <table:table-cell office:value-type="string" calcext:value-type="string">
            <text:p>9L L%</text:p>
          </table:table-cell>
          <table:table-cell table:number-columns-repeated="1002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oup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84]+([.M84]/20)+([.N84]/240)" office:value-type="float" office:value="10" calcext:value-type="float">
            <text:p>10,00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2000" calcext:value-type="float">
            <text:p>2 000,0000</text:p>
          </table:table-cell>
          <table:table-cell table:formula="of:=[.S84]-[.T84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out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300" calcext:value-type="float">
            <text:p>1 300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85]+([.M85]/20)+([.N85]/240)" office:value-type="float" office:value="1.5" calcext:value-type="float">
            <text:p>1,50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1950" calcext:value-type="float">
            <text:p>1 950,0000</text:p>
          </table:table-cell>
          <table:table-cell table:formula="of:=[.S85]-[.T85]" office:value-type="float" office:value="-1950" calcext:value-type="float">
            <text:p>-1950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ouverture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86]+([.M86]/20)+([.N86]/240)" office:value-type="float" office:value="12" calcext:value-type="float">
            <text:p>12,00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264" calcext:value-type="float">
            <text:p>264,0000</text:p>
          </table:table-cell>
          <table:table-cell table:formula="of:=[.S86]-[.T86]" office:value-type="float" office:value="-264" calcext:value-type="float">
            <text:p>-264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6728" calcext:value-type="float">
            <text:p>6 72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87]+([.M87]/20)+([.N87]/240)" office:value-type="float" office:value="1.75" calcext:value-type="float">
            <text:p>1,75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11774" calcext:value-type="float">
            <text:p>11 774,0000</text:p>
          </table:table-cell>
          <table:table-cell table:formula="of:=[.S87]-[.T87]" office:value-type="float" office:value="-11774" calcext:value-type="float">
            <text:p>-11774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uivres en plan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84224" calcext:value-type="float">
            <text:p>184 22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88]+([.M88]/20)+([.N88]/240)" office:value-type="float" office:value="1.4" calcext:value-type="float">
            <text:p>1,40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257913.6" calcext:value-type="float">
            <text:p>257 913,6000</text:p>
          </table:table-cell>
          <table:table-cell table:formula="of:=[.S88]-[.T88]" office:value-type="float" office:value="-257913.6" calcext:value-type="float">
            <text:p>-257913,6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picerie f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10" calcext:value-type="float">
            <text:p>210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89]+([.M89]/20)+([.N89]/240)" office:value-type="float" office:value="8" calcext:value-type="float">
            <text:p>8,0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1680" calcext:value-type="float">
            <text:p>1 680,0000</text:p>
          </table:table-cell>
          <table:table-cell table:formula="of:=[.S89]-[.T89]" office:value-type="float" office:value="-1680" calcext:value-type="float">
            <text:p>-1680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étamine à pavill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 de 20 auln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1" table:formula="of:=[.L90]+([.M90]/20)+([.N90]/240)" office:value-type="float" office:value="22" calcext:value-type="float">
            <text:p>22,0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22" calcext:value-type="float">
            <text:p>22,0000</text:p>
          </table:table-cell>
          <table:table-cell table:formula="of:=[.S90]-[.T90]" office:value-type="float" office:value="-22" calcext:value-type="float">
            <text:p>-22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17690" calcext:value-type="float">
            <text:p>217 6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91]+([.M91]/20)+([.N91]/240)" office:value-type="float" office:value="0.2" calcext:value-type="float">
            <text:p>0,20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43538" calcext:value-type="float">
            <text:p>43 538,0000</text:p>
          </table:table-cell>
          <table:table-cell table:formula="of:=[.S91]-[.T91]" office:value-type="float" office:value="-43538" calcext:value-type="float">
            <text:p>-43538</text:p>
          </table:table-cell>
          <table:table-cell table:number-columns-repeated="100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ril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92]+([.M92]/20)+([.N92]/240)" office:value-type="float" office:value="120" calcext:value-type="float">
            <text:p>120,00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1800" calcext:value-type="float">
            <text:p>1 800,0000</text:p>
          </table:table-cell>
          <table:table-cell table:formula="of:=[.S92]-[.T92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en cerc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70080" calcext:value-type="float">
            <text:p>70 0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93]+([.M93]/20)+([.N93]/240)" office:value-type="float" office:value="0.3" calcext:value-type="float">
            <text:p>0,30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21024" calcext:value-type="float">
            <text:p>21 024,0000</text:p>
          </table:table-cell>
          <table:table-cell table:formula="of:=[.S93]-[.T93]" office:value-type="float" office:value="-21024" calcext:value-type="float">
            <text:p>-21024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en enclu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987" calcext:value-type="float">
            <text:p>1 98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94]+([.M94]/20)+([.N94]/240)" office:value-type="float" office:value="0.5" calcext:value-type="float">
            <text:p>0,50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993.5" calcext:value-type="float">
            <text:p>993,5000</text:p>
          </table:table-cell>
          <table:table-cell table:formula="of:=[.S94]-[.T94]" office:value-type="float" office:value="-993.5" calcext:value-type="float">
            <text:p>-993,5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ast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95]+([.M95]/20)+([.N95]/240)" office:value-type="float" office:value="300" calcext:value-type="float">
            <text:p>300,00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6000" calcext:value-type="float">
            <text:p>6 000,0000</text:p>
          </table:table-cell>
          <table:table-cell table:formula="of:=[.S95]-[.T95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il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500" calcext:value-type="float">
            <text:p>2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96]+([.M96]/20)+([.N96]/240)" office:value-type="float" office:value="0.6" calcext:value-type="float">
            <text:p>0,60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1500" calcext:value-type="float">
            <text:p>1 500,0000</text:p>
          </table:table-cell>
          <table:table-cell table:formula="of:=[.S96]-[.T96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romage d'Holl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80180" calcext:value-type="float">
            <text:p>80 1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97]+([.M97]/20)+([.N97]/240)" office:value-type="float" office:value="0.3" calcext:value-type="float">
            <text:p>0,30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24054" calcext:value-type="float">
            <text:p>24 054,0000</text:p>
          </table:table-cell>
          <table:table-cell table:formula="of:=[.S97]-[.T97]" office:value-type="float" office:value="-24054" calcext:value-type="float">
            <text:p>-24054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ingemb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750" calcext:value-type="float">
            <text:p>1 750,00</text:p>
          </table:table-cell>
          <table:table-cell office:value-type="string" calcext:value-type="string">
            <text:p>livres</text:p>
          </table:table-cell>
          <table:table-cell office:value-type="float" office:value="0.21" calcext:value-type="float">
            <text:p>0,210</text:p>
          </table:table-cell>
          <table:table-cell table:number-columns-repeated="2"/>
          <table:table-cell table:style-name="ce21" table:formula="of:=[.L98]+([.M98]/20)+([.N98]/240)" office:value-type="float" office:value="0.21" calcext:value-type="float">
            <text:p>0,21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367.5" calcext:value-type="float">
            <text:p>367,5000</text:p>
          </table:table-cell>
          <table:table-cell table:formula="of:=[.S98]-[.T98]" office:value-type="float" office:value="-367.5" calcext:value-type="float">
            <text:p>-367,5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97" calcext:value-type="float">
            <text:p>97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99]+([.M99]/20)+([.N99]/240)" office:value-type="float" office:value="20" calcext:value-type="float">
            <text:p>20,0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1940" calcext:value-type="float">
            <text:p>1 940,0000</text:p>
          </table:table-cell>
          <table:table-cell table:formula="of:=[.S99]-[.T99]" office:value-type="float" office:value="-1940" calcext:value-type="float">
            <text:p>-1940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336" calcext:value-type="float">
            <text:p>3 336,00</text:p>
          </table:table-cell>
          <table:table-cell office:value-type="string" calcext:value-type="string">
            <text:p>sac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00]+([.M100]/20)+([.N100]/240)" office:value-type="float" office:value="10" calcext:value-type="float">
            <text:p>10,0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33360" calcext:value-type="float">
            <text:p>33 360,0000</text:p>
          </table:table-cell>
          <table:table-cell table:formula="of:=[.S100]-[.T100]" office:value-type="float" office:value="-33360" calcext:value-type="float">
            <text:p>-33360</text:p>
          </table:table-cell>
          <table:table-cell table:number-columns-repeated="100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horlogerie ; pendu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21" table:formula="of:=[.L101]+([.M101]/20)+([.N101]/240)" office:value-type="float" office:value="0" calcext:value-type="float">
            <text:p>0,0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0" calcext:value-type="float">
            <text:p>0,0000</text:p>
          </table:table-cell>
          <table:table-cell table:formula="of:=[.S101]-[.T101]" office:value-type="float" office:value="0" calcext:value-type="float">
            <text:p>0</text:p>
          </table:table-cell>
          <table:table-cell office:value-type="string" calcext:value-type="string">
            <text:p>"De 20L à 100L pièce"</text:p>
          </table:table-cell>
          <table:table-cell table:number-columns-repeated="1002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huile de gr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bariques</text:p>
          </table:table-cell>
          <table:table-cell office:value-type="float" office:value="160" calcext:value-type="float">
            <text:p>160,000</text:p>
          </table:table-cell>
          <table:table-cell table:number-columns-repeated="2"/>
          <table:table-cell table:style-name="ce21" table:formula="of:=[.L102]+([.M102]/20)+([.N102]/240)" office:value-type="float" office:value="160" calcext:value-type="float">
            <text:p>160,0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5760" calcext:value-type="float">
            <text:p>5 760,0000</text:p>
          </table:table-cell>
          <table:table-cell table:formula="of:=[.S102]-[.T102]" office:value-type="float" office:value="-5760" calcext:value-type="float">
            <text:p>-5760</text:p>
          </table:table-cell>
          <table:table-cell table:number-columns-repeated="100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table:style-name="ce8" office:value-type="string" calcext:value-type="string">
            <text:p>huile de gr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7756" calcext:value-type="float">
            <text:p>7 75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103]+([.M103]/20)+([.N103]/240)" office:value-type="float" office:value="0.35" calcext:value-type="float">
            <text:p>0,35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2714.6" calcext:value-type="float">
            <text:p>2 714,6000</text:p>
          </table:table-cell>
          <table:table-cell table:formula="of:=[.S103]-[.T103]" office:value-type="float" office:value="-2714.6" calcext:value-type="float">
            <text:p>-2714,6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li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560" calcext:value-type="float">
            <text:p>5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04]+([.M104]/20)+([.N104]/240)" office:value-type="float" office:value="0.5" calcext:value-type="float">
            <text:p>0,50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280" calcext:value-type="float">
            <text:p>280,0000</text:p>
          </table:table-cell>
          <table:table-cell table:formula="of:=[.S104]-[.T104]" office:value-type="float" office:value="-280" calcext:value-type="float">
            <text:p>-280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in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255" calcext:value-type="float">
            <text:p>3 25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105]+([.M105]/20)+([.N105]/240)" office:value-type="float" office:value="0.6" calcext:value-type="float">
            <text:p>0,60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1953" calcext:value-type="float">
            <text:p>1 953,0000</text:p>
          </table:table-cell>
          <table:table-cell table:formula="of:=[.S105]-[.T105]" office:value-type="float" office:value="-1953" calcext:value-type="float">
            <text:p>-1953</text:p>
          </table:table-cell>
          <table:table-cell table:number-columns-repeated="100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nches de gaff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06]+([.M106]/20)+([.N106]/240)" office:value-type="float" office:value="0.5" calcext:value-type="float">
            <text:p>0,50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300" calcext:value-type="float">
            <text:p>300,0000</text:p>
          </table:table-cell>
          <table:table-cell table:formula="of:=[.S106]-[.T106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table:style-name="ce8"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table:number-columns-repeated="5"/>
          <table:table-cell table:style-name="ce21" table:formula="of:=[.L107]+([.M107]/20)+([.N107]/240)" office:value-type="float" office:value="0" calcext:value-type="float">
            <text:p>0,0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[.P107]+0.05*[.Q107]+[.R107]/240" office:value-type="float" office:value="500" calcext:value-type="float">
            <text:p>500</text:p>
          </table:table-cell>
          <table:table-cell table:formula="of:=[.J107]*[.O107]" office:value-type="float" office:value="0" calcext:value-type="float">
            <text:p>0,0000</text:p>
          </table:table-cell>
          <table:table-cell table:formula="of:=[.S107]-[.T107]" office:value-type="float" office:value="500" calcext:value-type="float">
            <text:p>500</text:p>
          </table:table-cell>
          <table:table-cell office:value-type="string" calcext:value-type="string">
            <text:p>valeur de 5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table:style-name="ce8"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591" calcext:value-type="float">
            <text:p>591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21" table:formula="of:=[.L108]+([.M108]/20)+([.N108]/240)" office:value-type="float" office:value="0" calcext:value-type="float">
            <text:p>0,00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0" calcext:value-type="float">
            <text:p>0,0000</text:p>
          </table:table-cell>
          <table:table-cell table:formula="of:=[.S108]-[.T108]" office:value-type="float" office:value="0" calcext:value-type="float">
            <text:p>0</text:p>
          </table:table-cell>
          <table:table-cell office:value-type="string" calcext:value-type="string">
            <text:p>"de 100 à 600L pièce"</text:p>
          </table:table-cell>
          <table:table-cell table:number-columns-repeated="1002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ts ; mat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05" calcext:value-type="float">
            <text:p>105,00</text:p>
          </table:table-cell>
          <table:table-cell office:value-type="string" calcext:value-type="string">
            <text:p>en nombre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109]+([.M109]/20)+([.N109]/240)" office:value-type="float" office:value="25" calcext:value-type="float">
            <text:p>25,00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2625" calcext:value-type="float">
            <text:p>2 625,0000</text:p>
          </table:table-cell>
          <table:table-cell table:formula="of:=[.S109]-[.T109]" office:value-type="float" office:value="-2625" calcext:value-type="float">
            <text:p>-2625</text:p>
          </table:table-cell>
          <table:table-cell table:number-columns-repeated="100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5153" calcext:value-type="float">
            <text:p>5 153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1" table:formula="of:=[.L110]+([.M110]/20)+([.N110]/240)" office:value-type="float" office:value="2" calcext:value-type="float">
            <text:p>2,00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10306" calcext:value-type="float">
            <text:p>10 306,0000</text:p>
          </table:table-cell>
          <table:table-cell table:formula="of:=[.S110]-[.T110]" office:value-type="float" office:value="-10306" calcext:value-type="float">
            <text:p>-10306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néganep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11]+([.M111]/20)+([.N111]/240)" office:value-type="float" office:value="20" calcext:value-type="float">
            <text:p>20,0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6000" calcext:value-type="float">
            <text:p>6 000,0000</text:p>
          </table:table-cell>
          <table:table-cell table:formula="of:=[.S111]-[.T111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do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88" calcext:value-type="float">
            <text:p>88,00</text:p>
          </table:table-cell>
          <table:table-cell office:value-type="string" calcext:value-type="string">
            <text:p>pièc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12]+([.M112]/20)+([.N112]/240)" office:value-type="float" office:value="6" calcext:value-type="float">
            <text:p>6,0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528" calcext:value-type="float">
            <text:p>528,0000</text:p>
          </table:table-cell>
          <table:table-cell table:formula="of:=[.S112]-[.T112]" office:value-type="float" office:value="-528" calcext:value-type="float">
            <text:p>-528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ram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13]+([.M113]/20)+([.N113]/240)" office:value-type="float" office:value="12" calcext:value-type="float">
            <text:p>12,0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132" calcext:value-type="float">
            <text:p>132,0000</text:p>
          </table:table-cell>
          <table:table-cell table:formula="of:=[.S113]-[.T113]" office:value-type="float" office:value="-132" calcext:value-type="float">
            <text:p>-132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99" calcext:value-type="float">
            <text:p>29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14]+([.M114]/20)+([.N114]/240)" office:value-type="float" office:value="1.5" calcext:value-type="float">
            <text:p>1,50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448.5" calcext:value-type="float">
            <text:p>448,5000</text:p>
          </table:table-cell>
          <table:table-cell table:formula="of:=[.S114]-[.T114]" office:value-type="float" office:value="-448.5" calcext:value-type="float">
            <text:p>-448,5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ime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15]+([.M115]/20)+([.N115]/240)" office:value-type="float" office:value="0.5" calcext:value-type="float">
            <text:p>0,50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350" calcext:value-type="float">
            <text:p>350,0000</text:p>
          </table:table-cell>
          <table:table-cell table:formula="of:=[.S115]-[.T115]" office:value-type="float" office:value="-350" calcext:value-type="float">
            <text:p>-350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3092" calcext:value-type="float">
            <text:p>13 09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16]+([.M116]/20)+([.N116]/240)" office:value-type="float" office:value="1" calcext:value-type="float">
            <text:p>1,00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13092" calcext:value-type="float">
            <text:p>13 092,0000</text:p>
          </table:table-cell>
          <table:table-cell table:formula="of:=[.S116]-[.T116]" office:value-type="float" office:value="-13092" calcext:value-type="float">
            <text:p>-13092</text:p>
          </table:table-cell>
          <table:table-cell table:number-columns-repeated="100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lomb en plan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070" calcext:value-type="float">
            <text:p>4 0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17]+([.M117]/20)+([.N117]/240)" office:value-type="float" office:value="0.25" calcext:value-type="float">
            <text:p>0,25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1017.5" calcext:value-type="float">
            <text:p>1 017,5000</text:p>
          </table:table-cell>
          <table:table-cell table:formula="of:=[.S117]-[.T117]" office:value-type="float" office:value="-1017.5" calcext:value-type="float">
            <text:p>-1017,5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51390" calcext:value-type="float">
            <text:p>451 3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18]+([.M118]/20)+([.N118]/240)" office:value-type="float" office:value="0.2" calcext:value-type="float">
            <text:p>0,2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90278" calcext:value-type="float">
            <text:p>90 278,0000</text:p>
          </table:table-cell>
          <table:table-cell table:formula="of:=[.S118]-[.T118]" office:value-type="float" office:value="-90278" calcext:value-type="float">
            <text:p>-90278</text:p>
          </table:table-cell>
          <table:table-cell table:number-columns-repeated="100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table:style-name="ce9" office:value-type="string" calcext:value-type="string">
            <text:p>plu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19]+([.M119]/20)+([.N119]/240)" office:value-type="float" office:value="20" calcext:value-type="float">
            <text:p>20,00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20" calcext:value-type="float">
            <text:p>20,0000</text:p>
          </table:table-cell>
          <table:table-cell table:formula="of:=[.S119]-[.T119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lu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61" calcext:value-type="float">
            <text:p>61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120]+([.M120]/20)+([.N120]/240)" office:value-type="float" office:value="5" calcext:value-type="float">
            <text:p>5,0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305" calcext:value-type="float">
            <text:p>305,0000</text:p>
          </table:table-cell>
          <table:table-cell table:formula="of:=[.S120]-[.T120]" office:value-type="float" office:value="-305" calcext:value-type="float">
            <text:p>-305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0723" calcext:value-type="float">
            <text:p>20 72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1" table:formula="of:=[.L121]+([.M121]/20)+([.N121]/240)" office:value-type="float" office:value="1.2" calcext:value-type="float">
            <text:p>1,20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24867.6" calcext:value-type="float">
            <text:p>24 867,6000</text:p>
          </table:table-cell>
          <table:table-cell table:formula="of:=[.S121]-[.T121]" office:value-type="float" office:value="-24867.6" calcext:value-type="float">
            <text:p>-24867,6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out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22]+([.M122]/20)+([.N122]/240)" office:value-type="float" office:value="20" calcext:value-type="float">
            <text:p>20,0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1300" calcext:value-type="float">
            <text:p>1 300,0000</text:p>
          </table:table-cell>
          <table:table-cell table:formula="of:=[.S122]-[.T122]" office:value-type="float" office:value="-1300" calcext:value-type="float">
            <text:p>-1300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quincaille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9104" calcext:value-type="float">
            <text:p>29 10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23]+([.M123]/20)+([.N123]/240)" office:value-type="float" office:value="0.75" calcext:value-type="float">
            <text:p>0,75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21828" calcext:value-type="float">
            <text:p>21 828,0000</text:p>
          </table:table-cell>
          <table:table-cell table:formula="of:=[.S123]-[.T123]" office:value-type="float" office:value="-21828" calcext:value-type="float">
            <text:p>-21828</text:p>
          </table:table-cell>
          <table:table-cell table:number-columns-repeated="100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quincaille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table:number-columns-repeated="5"/>
          <table:table-cell table:style-name="ce21" table:formula="of:=[.L124]+([.M124]/20)+([.N124]/240)" office:value-type="float" office:value="0" calcext:value-type="float">
            <text:p>0,00000</text:p>
          </table:table-cell>
          <table:table-cell office:value-type="float" office:value="8400" calcext:value-type="float">
            <text:p>8400</text:p>
          </table:table-cell>
          <table:table-cell table:number-columns-repeated="2"/>
          <table:table-cell table:formula="of:=[.P124]+0.05*[.Q124]+[.R124]/240" office:value-type="float" office:value="8400" calcext:value-type="float">
            <text:p>8400</text:p>
          </table:table-cell>
          <table:table-cell table:formula="of:=[.J124]*[.O124]" office:value-type="float" office:value="0" calcext:value-type="float">
            <text:p>0,0000</text:p>
          </table:table-cell>
          <table:table-cell table:formula="of:=[.S124]-[.T124]" office:value-type="float" office:value="8400" calcext:value-type="float">
            <text:p>8400</text:p>
          </table:table-cell>
          <table:table-cell office:value-type="string" calcext:value-type="string">
            <text:p>valeur de 8400 L</text:p>
          </table:table-cell>
          <table:table-cell table:number-columns-repeated="1002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rassa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716" calcext:value-type="float">
            <text:p>716,00</text:p>
          </table:table-cell>
          <table:table-cell office:value-type="string" calcext:value-type="string">
            <text:p>mass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25]+([.M125]/20)+([.N125]/240)" office:value-type="float" office:value="15" calcext:value-type="float">
            <text:p>15,00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10740" calcext:value-type="float">
            <text:p>10 740,0000</text:p>
          </table:table-cell>
          <table:table-cell table:formula="of:=[.S125]-[.T125]" office:value-type="float" office:value="-10740" calcext:value-type="float">
            <text:p>-10740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riz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1" table:formula="of:=[.L126]+([.M126]/20)+([.N126]/240)" office:value-type="float" office:value="90" calcext:value-type="float">
            <text:p>90,00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180" calcext:value-type="float">
            <text:p>180,0000</text:p>
          </table:table-cell>
          <table:table-cell table:formula="of:=[.S126]-[.T126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riz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3200" calcext:value-type="float">
            <text:p>43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27]+([.M127]/20)+([.N127]/240)" office:value-type="float" office:value="0.2" calcext:value-type="float">
            <text:p>0,20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8640" calcext:value-type="float">
            <text:p>8 640,0000</text:p>
          </table:table-cell>
          <table:table-cell table:formula="of:=[.S127]-[.T127]" office:value-type="float" office:value="-8640" calcext:value-type="float">
            <text:p>-8640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abac en feu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76650" calcext:value-type="float">
            <text:p>376 6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28]+([.M128]/20)+([.N128]/240)" office:value-type="float" office:value="0.25" calcext:value-type="float">
            <text:p>0,25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94162.5" calcext:value-type="float">
            <text:p>94 162,5000</text:p>
          </table:table-cell>
          <table:table-cell table:formula="of:=[.S128]-[.T128]" office:value-type="float" office:value="-94162.5" calcext:value-type="float">
            <text:p>-94162,5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plat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12" calcext:value-type="float">
            <text:p>112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129]+([.M129]/20)+([.N129]/240)" office:value-type="float" office:value="5" calcext:value-type="float">
            <text:p>5,00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560" calcext:value-type="float">
            <text:p>560,0000</text:p>
          </table:table-cell>
          <table:table-cell table:formula="of:=[.S129]-[.T129]" office:value-type="float" office:value="-560" calcext:value-type="float">
            <text:p>-560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ern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916" calcext:value-type="float">
            <text:p>2 91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30]+([.M130]/20)+([.N130]/240)" office:value-type="float" office:value="1" calcext:value-type="float">
            <text:p>1,00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2916" calcext:value-type="float">
            <text:p>2 916,0000</text:p>
          </table:table-cell>
          <table:table-cell table:formula="of:=[.S130]-[.T130]" office:value-type="float" office:value="-2916" calcext:value-type="float">
            <text:p>-2916</text:p>
          </table:table-cell>
          <table:table-cell table:number-columns-repeated="100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vi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60" calcext:value-type="float">
            <text:p>260,00</text:p>
          </table:table-cell>
          <table:table-cell office:value-type="string" calcext:value-type="string">
            <text:p>en nombre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31]+([.M131]/20)+([.N131]/240)" office:value-type="float" office:value="2.5" calcext:value-type="float">
            <text:p>2,5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650" calcext:value-type="float">
            <text:p>650,0000</text:p>
          </table:table-cell>
          <table:table-cell table:formula="of:=[.S131]-[.T131]" office:value-type="float" office:value="-650" calcext:value-type="float">
            <text:p>-650</text:p>
          </table:table-cell>
          <table:table-cell table:number-columns-repeated="100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led frome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64" calcext:value-type="float">
            <text:p>264,00</text:p>
          </table:table-cell>
          <table:table-cell office:value-type="string" calcext:value-type="string">
            <text:p>last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1" table:formula="of:=[.L132]+([.M132]/20)+([.N132]/240)" office:value-type="float" office:value="400" calcext:value-type="float">
            <text:p>400,0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105600" calcext:value-type="float">
            <text:p>105 600,0000</text:p>
          </table:table-cell>
          <table:table-cell table:formula="of:=[.S132]-[.T132]" office:value-type="float" office:value="-105600" calcext:value-type="float">
            <text:p>-105600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led seig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last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133]+([.M133]/20)+([.N133]/240)" office:value-type="float" office:value="300" calcext:value-type="float">
            <text:p>300,0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27000" calcext:value-type="float">
            <text:p>27 000,0000</text:p>
          </table:table-cell>
          <table:table-cell table:formula="of:=[.S133]-[.T133]" office:value-type="float" office:value="-27000" calcext:value-type="float">
            <text:p>-27000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campe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34]+([.M134]/20)+([.N134]/240)" office:value-type="float" office:value="0.5" calcext:value-type="float">
            <text:p>0,50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90" calcext:value-type="float">
            <text:p>90,0000</text:p>
          </table:table-cell>
          <table:table-cell table:formula="of:=[.S134]-[.T134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de ches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table:number-columns-repeated="5"/>
          <table:table-cell table:style-name="ce21" table:formula="of:=[.L135]+([.M135]/20)+([.N135]/240)" office:value-type="float" office:value="0" calcext:value-type="float">
            <text:p>0,00000</text:p>
          </table:table-cell>
          <table:table-cell office:value-type="float" office:value="1300" calcext:value-type="float">
            <text:p>1300</text:p>
          </table:table-cell>
          <table:table-cell table:number-columns-repeated="2"/>
          <table:table-cell table:formula="of:=[.P135]+0.05*[.Q135]+[.R135]/240" office:value-type="float" office:value="1300" calcext:value-type="float">
            <text:p>1300</text:p>
          </table:table-cell>
          <table:table-cell table:formula="of:=[.J135]*[.O135]" office:value-type="float" office:value="0" calcext:value-type="float">
            <text:p>0,0000</text:p>
          </table:table-cell>
          <table:table-cell table:formula="of:=[.S135]-[.T135]" office:value-type="float" office:value="1300" calcext:value-type="float">
            <text:p>1300</text:p>
          </table:table-cell>
          <table:table-cell office:value-type="string" calcext:value-type="string">
            <text:p>valeur de 1300L cy</text:p>
          </table:table-cell>
          <table:table-cell table:number-columns-repeated="1002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de constructi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701" calcext:value-type="float">
            <text:p>2 701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36]+([.M136]/20)+([.N136]/240)" office:value-type="float" office:value="30" calcext:value-type="float">
            <text:p>30,00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81030" calcext:value-type="float">
            <text:p>81 030,0000</text:p>
          </table:table-cell>
          <table:table-cell table:formula="of:=[.S136]-[.T136]" office:value-type="float" office:value="-81030" calcext:value-type="float">
            <text:p>-81030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espar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21" table:formula="of:=[.L137]+([.M137]/20)+([.N137]/240)" office:value-type="float" office:value="1" calcext:value-type="float">
            <text:p>1,00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48" calcext:value-type="float">
            <text:p>48,0000</text:p>
          </table:table-cell>
          <table:table-cell table:formula="of:=[.S137]-[.T137]" office:value-type="float" office:value="-48" calcext:value-type="float">
            <text:p>-48</text:p>
          </table:table-cell>
          <table:table-cell table:number-columns-repeated="100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merr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7150" calcext:value-type="float">
            <text:p>7 150,00</text:p>
          </table:table-cell>
          <table:table-cell office:value-type="string" calcext:value-type="string">
            <text:p>douell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38]+([.M138]/20)+([.N138]/240)" office:value-type="float" office:value="0.2" calcext:value-type="float">
            <text:p>0,2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1430" calcext:value-type="float">
            <text:p>1 430,0000</text:p>
          </table:table-cell>
          <table:table-cell table:formula="of:=[.S138]-[.T138]" office:value-type="float" office:value="-1430" calcext:value-type="float">
            <text:p>-1430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ray et go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7" calcext:value-type="float">
            <text:p>27,00</text:p>
          </table:table-cell>
          <table:table-cell office:value-type="string" calcext:value-type="string">
            <text:p>baril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139]+([.M139]/20)+([.N139]/240)" office:value-type="float" office:value="24" calcext:value-type="float">
            <text:p>24,0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648" calcext:value-type="float">
            <text:p>648,0000</text:p>
          </table:table-cell>
          <table:table-cell table:formula="of:=[.S139]-[.T139]" office:value-type="float" office:value="-648" calcext:value-type="float">
            <text:p>-648</text:p>
          </table:table-cell>
          <table:table-cell table:number-columns-repeated="100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507310" calcext:value-type="float">
            <text:p>507 310,00</text:p>
          </table:table-cell>
          <table:table-cell office:value-type="string" calcext:value-type="string">
            <text:p>livres</text:p>
          </table:table-cell>
          <table:table-cell office:value-type="float" office:value="0.27" calcext:value-type="float">
            <text:p>0,270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21" table:formula="of:=[.L140]+([.M140]/20)+([.N140]/240)" office:value-type="float" office:value="0.275" calcext:value-type="float">
            <text:p>0,275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139510.25" calcext:value-type="float">
            <text:p>139 510,2500</text:p>
          </table:table-cell>
          <table:table-cell table:formula="of:=[.S140]-[.T140]" office:value-type="float" office:value="-139510.25" calcext:value-type="float">
            <text:p>-139510,25</text:p>
          </table:table-cell>
          <table:table-cell office:value-type="string" calcext:value-type="string">
            <text:p>27L 10S L%</text:p>
          </table:table-cell>
          <table:table-cell table:number-columns-repeated="1002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ordage de chan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5100" calcext:value-type="float">
            <text:p>25 100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21" table:formula="of:=[.L141]+([.M141]/20)+([.N141]/240)" office:value-type="float" office:value="0.3" calcext:value-type="float">
            <text:p>0,3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7530" calcext:value-type="float">
            <text:p>7 530,0000</text:p>
          </table:table-cell>
          <table:table-cell table:formula="of:=[.S141]-[.T141]" office:value-type="float" office:value="-7530" calcext:value-type="float">
            <text:p>-7530</text:p>
          </table:table-cell>
          <table:table-cell office:value-type="string" calcext:value-type="string">
            <text:p>30L L%</text:p>
          </table:table-cell>
          <table:table-cell table:number-columns-repeated="1002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uivre en plan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442289" calcext:value-type="float">
            <text:p>442 28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142]+([.M142]/20)+([.N142]/240)" office:value-type="float" office:value="1.4" calcext:value-type="float">
            <text:p>1,40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619204.6" calcext:value-type="float">
            <text:p>619 204,6000</text:p>
          </table:table-cell>
          <table:table-cell table:formula="of:=[.S142]-[.T142]" office:value-type="float" office:value="-619204.6" calcext:value-type="float">
            <text:p>-619204,6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315200" calcext:value-type="float">
            <text:p>315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43]+([.M143]/20)+([.N143]/240)" office:value-type="float" office:value="0.2" calcext:value-type="float">
            <text:p>0,2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63040" calcext:value-type="float">
            <text:p>63 040,0000</text:p>
          </table:table-cell>
          <table:table-cell table:formula="of:=[.S143]-[.T143]" office:value-type="float" office:value="-63040" calcext:value-type="float">
            <text:p>-63040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aril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144]+([.M144]/20)+([.N144]/240)" office:value-type="float" office:value="120" calcext:value-type="float">
            <text:p>120,00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3600" calcext:value-type="float">
            <text:p>3 600,0000</text:p>
          </table:table-cell>
          <table:table-cell table:formula="of:=[.S144]-[.T144]" office:value-type="float" office:value="-3600" calcext:value-type="float">
            <text:p>-3600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en t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caisses</text:p>
          </table:table-cell>
          <table:table-cell office:value-type="float" office:value="160" calcext:value-type="float">
            <text:p>160,000</text:p>
          </table:table-cell>
          <table:table-cell table:number-columns-repeated="2"/>
          <table:table-cell table:style-name="ce21" table:formula="of:=[.L145]+([.M145]/20)+([.N145]/240)" office:value-type="float" office:value="160" calcext:value-type="float">
            <text:p>160,00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960" calcext:value-type="float">
            <text:p>960,0000</text:p>
          </table:table-cell>
          <table:table-cell table:formula="of:=[.S145]-[.T145]" office:value-type="float" office:value="-960" calcext:value-type="float">
            <text:p>-960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338080" calcext:value-type="float">
            <text:p>338 0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146]+([.M146]/20)+([.N146]/240)" office:value-type="float" office:value="0.15" calcext:value-type="float">
            <text:p>0,15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50712" calcext:value-type="float">
            <text:p>50 712,0000</text:p>
          </table:table-cell>
          <table:table-cell table:formula="of:=[.S146]-[.T146]" office:value-type="float" office:value="-50712" calcext:value-type="float">
            <text:p>-50712</text:p>
          </table:table-cell>
          <table:table-cell table:number-columns-repeated="100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45" calcext:value-type="float">
            <text:p>24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147]+([.M147]/20)+([.N147]/240)" office:value-type="float" office:value="0.6" calcext:value-type="float">
            <text:p>0,6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147" calcext:value-type="float">
            <text:p>147,0000</text:p>
          </table:table-cell>
          <table:table-cell table:formula="of:=[.S147]-[.T147]" office:value-type="float" office:value="-147" calcext:value-type="float">
            <text:p>-147</text:p>
          </table:table-cell>
          <table:table-cell table:number-columns-repeated="100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in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700" calcext:value-type="float">
            <text:p>1 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148]+([.M148]/20)+([.N148]/240)" office:value-type="float" office:value="0.6" calcext:value-type="float">
            <text:p>0,60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1020" calcext:value-type="float">
            <text:p>1 020,0000</text:p>
          </table:table-cell>
          <table:table-cell table:formula="of:=[.S148]-[.T148]" office:value-type="float" office:value="-1020" calcext:value-type="float">
            <text:p>-1020</text:p>
          </table:table-cell>
          <table:table-cell table:number-columns-repeated="100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table:number-columns-repeated="5"/>
          <table:table-cell table:style-name="ce21" table:formula="of:=[.L149]+([.M149]/20)+([.N149]/240)" office:value-type="float" office:value="0" calcext:value-type="float">
            <text:p>0,00000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table:formula="of:=[.P149]+0.05*[.Q149]+[.R149]/240" office:value-type="float" office:value="189" calcext:value-type="float">
            <text:p>189</text:p>
          </table:table-cell>
          <table:table-cell table:formula="of:=[.J149]*[.O149]" office:value-type="float" office:value="0" calcext:value-type="float">
            <text:p>0,0000</text:p>
          </table:table-cell>
          <table:table-cell table:formula="of:=[.S149]-[.T149]" office:value-type="float" office:value="189" calcext:value-type="float">
            <text:p>189</text:p>
          </table:table-cell>
          <table:table-cell office:value-type="string" calcext:value-type="string">
            <text:p>valeur de 189L cy</text:p>
          </table:table-cell>
          <table:table-cell table:number-columns-repeated="1002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49" calcext:value-type="float">
            <text:p>49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21" table:formula="of:=[.L150]+([.M150]/20)+([.N150]/240)" office:value-type="float" office:value="0" calcext:value-type="float">
            <text:p>0,00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0" calcext:value-type="float">
            <text:p>0,0000</text:p>
          </table:table-cell>
          <table:table-cell table:formula="of:=[.S150]-[.T150]" office:value-type="float" office:value="0" calcext:value-type="float">
            <text:p>0</text:p>
          </table:table-cell>
          <table:table-cell office:value-type="string" calcext:value-type="string">
            <text:p>De 100 à 600L pièce</text:p>
          </table:table-cell>
          <table:table-cell table:number-columns-repeated="1002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ts mat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en nombre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151]+([.M151]/20)+([.N151]/240)" office:value-type="float" office:value="25" calcext:value-type="float">
            <text:p>25,00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125" calcext:value-type="float">
            <text:p>125,0000</text:p>
          </table:table-cell>
          <table:table-cell table:formula="of:=[.S151]-[.T151]" office:value-type="float" office:value="-125" calcext:value-type="float">
            <text:p>-125</text:p>
          </table:table-cell>
          <table:table-cell table:number-columns-repeated="100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elle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acquet</text:p>
          </table:table-cell>
          <table:table-cell office:value-type="float" office:value="160" calcext:value-type="float">
            <text:p>160,000</text:p>
          </table:table-cell>
          <table:table-cell table:number-columns-repeated="2"/>
          <table:table-cell table:style-name="ce21" table:formula="of:=[.L152]+([.M152]/20)+([.N152]/240)" office:value-type="float" office:value="160" calcext:value-type="float">
            <text:p>160,00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160" calcext:value-type="float">
            <text:p>160,0000</text:p>
          </table:table-cell>
          <table:table-cell table:formula="of:=[.S152]-[.T152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461" calcext:value-type="float">
            <text:p>2 461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53]+([.M153]/20)+([.N153]/240)" office:value-type="float" office:value="1" calcext:value-type="float">
            <text:p>1,00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2461" calcext:value-type="float">
            <text:p>2 461,0000</text:p>
          </table:table-cell>
          <table:table-cell table:formula="of:=[.S153]-[.T153]" office:value-type="float" office:value="-2461" calcext:value-type="float">
            <text:p>-2461</text:p>
          </table:table-cell>
          <table:table-cell table:number-columns-repeated="100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18000" calcext:value-type="float">
            <text:p>118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54]+([.M154]/20)+([.N154]/240)" office:value-type="float" office:value="0.2" calcext:value-type="float">
            <text:p>0,20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23600" calcext:value-type="float">
            <text:p>23 600,0000</text:p>
          </table:table-cell>
          <table:table-cell table:formula="of:=[.S154]-[.T154]" office:value-type="float" office:value="-23600" calcext:value-type="float">
            <text:p>-23600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russes de 30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3948" calcext:value-type="float">
            <text:p>3 948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155]+([.M155]/20)+([.N155]/240)" office:value-type="float" office:value="8" calcext:value-type="float">
            <text:p>8,0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31584" calcext:value-type="float">
            <text:p>31 584,0000</text:p>
          </table:table-cell>
          <table:table-cell table:formula="of:=[.S155]-[.T155]" office:value-type="float" office:value="-31584" calcext:value-type="float">
            <text:p>-31584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outres de ches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en nombre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156]+([.M156]/20)+([.N156]/240)" office:value-type="float" office:value="60" calcext:value-type="float">
            <text:p>60,00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960" calcext:value-type="float">
            <text:p>960,0000</text:p>
          </table:table-cell>
          <table:table-cell table:formula="of:=[.S156]-[.T156]" office:value-type="float" office:value="-960" calcext:value-type="float">
            <text:p>-960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outr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45710" calcext:value-type="float">
            <text:p>45 710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57]+([.M157]/20)+([.N157]/240)" office:value-type="float" office:value="20" calcext:value-type="float">
            <text:p>20,0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914200" calcext:value-type="float">
            <text:p>914 200,0000</text:p>
          </table:table-cell>
          <table:table-cell table:formula="of:=[.S157]-[.T157]" office:value-type="float" office:value="-914200" calcext:value-type="float">
            <text:p>-914200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itrons et oran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202" calcext:value-type="float">
            <text:p>202,00</text:p>
          </table:table-cell>
          <table:table-cell office:value-type="string" calcext:value-type="string">
            <text:p>millier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58]+([.M158]/20)+([.N158]/240)" office:value-type="float" office:value="10" calcext:value-type="float">
            <text:p>10,00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2020" calcext:value-type="float">
            <text:p>2 020,0000</text:p>
          </table:table-cell>
          <table:table-cell table:formula="of:=[.S158]-[.T158]" office:value-type="float" office:value="-2020" calcext:value-type="float">
            <text:p>-2020</text:p>
          </table:table-cell>
          <table:table-cell table:number-columns-repeated="100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uirs en po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244" calcext:value-type="float">
            <text:p>244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59]+([.M159]/20)+([.N159]/240)" office:value-type="float" office:value="10" calcext:value-type="float">
            <text:p>10,00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2440" calcext:value-type="float">
            <text:p>2 440,0000</text:p>
          </table:table-cell>
          <table:table-cell table:formula="of:=[.S159]-[.T159]" office:value-type="float" office:value="-2440" calcext:value-type="float">
            <text:p>-2440</text:p>
          </table:table-cell>
          <table:table-cell table:number-columns-repeated="100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334600" calcext:value-type="float">
            <text:p>334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160]+([.M160]/20)+([.N160]/240)" office:value-type="float" office:value="0.15" calcext:value-type="float">
            <text:p>0,15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50190" calcext:value-type="float">
            <text:p>50 190,0000</text:p>
          </table:table-cell>
          <table:table-cell table:formula="of:=[.S160]-[.T160]" office:value-type="float" office:value="-50190" calcext:value-type="float">
            <text:p>-50190</text:p>
          </table:table-cell>
          <table:table-cell table:number-columns-repeated="100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table:number-columns-repeated="5"/>
          <table:table-cell table:style-name="ce21" table:formula="of:=[.L161]+([.M161]/20)+([.N161]/240)" office:value-type="float" office:value="0" calcext:value-type="float">
            <text:p>0,00000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table:formula="of:=[.P161]+0.05*[.Q161]+[.R161]/240" office:value-type="float" office:value="336" calcext:value-type="float">
            <text:p>336</text:p>
          </table:table-cell>
          <table:table-cell table:formula="of:=[.J161]*[.O161]" office:value-type="float" office:value="0" calcext:value-type="float">
            <text:p>0,0000</text:p>
          </table:table-cell>
          <table:table-cell table:formula="of:=[.S161]-[.T161]" office:value-type="float" office:value="336" calcext:value-type="float">
            <text:p>336</text:p>
          </table:table-cell>
          <table:table-cell office:value-type="string" calcext:value-type="string">
            <text:p>valeur de 336L cy</text:p>
          </table:table-cell>
          <table:table-cell table:number-columns-repeated="1002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roz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1750" calcext:value-type="float">
            <text:p>1 750,00</text:p>
          </table:table-cell>
          <table:table-cell office:value-type="string" calcext:value-type="string">
            <text:p>livres</text:p>
          </table:table-cell>
          <table:table-cell office:value-type="float" office:value="0.012" calcext:value-type="float">
            <text:p>0,012</text:p>
          </table:table-cell>
          <table:table-cell table:number-columns-repeated="2"/>
          <table:table-cell table:style-name="ce21" table:formula="of:=[.L162]+([.M162]/20)+([.N162]/240)" office:value-type="float" office:value="0.012" calcext:value-type="float">
            <text:p>0,012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21" calcext:value-type="float">
            <text:p>21,0000</text:p>
          </table:table-cell>
          <table:table-cell table:formula="of:=[.S162]-[.T162]" office:value-type="float" office:value="-21" calcext:value-type="float">
            <text:p>-21</text:p>
          </table:table-cell>
          <table:table-cell office:value-type="string" calcext:value-type="string">
            <text:p>12L L%%</text:p>
          </table:table-cell>
          <table:table-cell table:number-columns-repeated="1002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Madè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1130" calcext:value-type="float">
            <text:p>1 130,00</text:p>
          </table:table-cell>
          <table:table-cell office:value-type="string" calcext:value-type="string">
            <text:p>pip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163]+([.M163]/20)+([.N163]/240)" office:value-type="float" office:value="300" calcext:value-type="float">
            <text:p>300,00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339000" calcext:value-type="float">
            <text:p>339 000,0000</text:p>
          </table:table-cell>
          <table:table-cell table:formula="of:=[.S163]-[.T163]" office:value-type="float" office:value="-339000" calcext:value-type="float">
            <text:p>-339000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Madè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698" calcext:value-type="float">
            <text:p>698,00</text:p>
          </table:table-cell>
          <table:table-cell office:value-type="string" calcext:value-type="string">
            <text:p>bariqu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164]+([.M164]/20)+([.N164]/240)" office:value-type="float" office:value="150" calcext:value-type="float">
            <text:p>150,00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104700" calcext:value-type="float">
            <text:p>104 700,0000</text:p>
          </table:table-cell>
          <table:table-cell table:formula="of:=[.S164]-[.T164]" office:value-type="float" office:value="-104700" calcext:value-type="float">
            <text:p>-104700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Portug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359" calcext:value-type="float">
            <text:p>359,00</text:p>
          </table:table-cell>
          <table:table-cell office:value-type="string" calcext:value-type="string">
            <text:p>bariqu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1" table:formula="of:=[.L165]+([.M165]/20)+([.N165]/240)" office:value-type="float" office:value="80" calcext:value-type="float">
            <text:p>80,00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28720" calcext:value-type="float">
            <text:p>28 720,0000</text:p>
          </table:table-cell>
          <table:table-cell table:formula="of:=[.S165]-[.T165]" office:value-type="float" office:value="-28720" calcext:value-type="float">
            <text:p>-28720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4056" calcext:value-type="float">
            <text:p>4 05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66]+([.M166]/20)+([.N166]/240)" office:value-type="float" office:value="0.75" calcext:value-type="float">
            <text:p>0,75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3042" calcext:value-type="float">
            <text:p>3 042,0000</text:p>
          </table:table-cell>
          <table:table-cell table:formula="of:=[.S166]-[.T166]" office:value-type="float" office:value="-3042" calcext:value-type="float">
            <text:p>-3042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; bord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52" calcext:value-type="float">
            <text:p>52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67]+([.M167]/20)+([.N167]/240)" office:value-type="float" office:value="6" calcext:value-type="float">
            <text:p>6,00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312" calcext:value-type="float">
            <text:p>312,0000</text:p>
          </table:table-cell>
          <table:table-cell table:formula="of:=[.S167]-[.T167]" office:value-type="float" office:value="-312" calcext:value-type="float">
            <text:p>-312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; esparts doub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35" calcext:value-type="float">
            <text:p>135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168]+([.M168]/20)+([.N168]/240)" office:value-type="float" office:value="2" calcext:value-type="float">
            <text:p>2,00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270" calcext:value-type="float">
            <text:p>270,0000</text:p>
          </table:table-cell>
          <table:table-cell table:formula="of:=[.S168]-[.T168]" office:value-type="float" office:value="-270" calcext:value-type="float">
            <text:p>-270</text:p>
          </table:table-cell>
          <table:table-cell table:number-columns-repeated="100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635045" calcext:value-type="float">
            <text:p>635 04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1" table:formula="of:=[.L169]+([.M169]/20)+([.N169]/240)" office:value-type="float" office:value="0.275" calcext:value-type="float">
            <text:p>0,275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174637.375" calcext:value-type="float">
            <text:p>174 637,3750</text:p>
          </table:table-cell>
          <table:table-cell table:formula="of:=[.S169]-[.T169]" office:value-type="float" office:value="-174637.375" calcext:value-type="float">
            <text:p>-174637,38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362400" calcext:value-type="float">
            <text:p>362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70]+([.M170]/20)+([.N170]/240)" office:value-type="float" office:value="0.2" calcext:value-type="float">
            <text:p>0,200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72480" calcext:value-type="float">
            <text:p>72 480,0000</text:p>
          </table:table-cell>
          <table:table-cell table:formula="of:=[.S170]-[.T170]" office:value-type="float" office:value="-72480" calcext:value-type="float">
            <text:p>-72480</text:p>
          </table:table-cell>
          <table:table-cell table:number-columns-repeated="100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ts ; gro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03" calcext:value-type="float">
            <text:p>103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21" table:formula="of:=[.L171]+([.M171]/20)+([.N171]/240)" office:value-type="float" office:value="0" calcext:value-type="float">
            <text:p>0,0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0" calcext:value-type="float">
            <text:p>0,0000</text:p>
          </table:table-cell>
          <table:table-cell table:formula="of:=[.S171]-[.T171]" office:value-type="float" office:value="0" calcext:value-type="float">
            <text:p>0</text:p>
          </table:table-cell>
          <table:table-cell office:value-type="string" calcext:value-type="string">
            <text:p>De 6 à 900L pièce</text:p>
          </table:table-cell>
          <table:table-cell table:number-columns-repeated="1002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ts ; de chaloup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72]+([.M172]/20)+([.N172]/240)" office:value-type="float" office:value="10" calcext:value-type="float">
            <text:p>10,00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120" calcext:value-type="float">
            <text:p>120,0000</text:p>
          </table:table-cell>
          <table:table-cell table:formula="of:=[.S172]-[.T172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ts ; ma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33" calcext:value-type="float">
            <text:p>133,00</text:p>
          </table:table-cell>
          <table:table-cell office:value-type="string" calcext:value-type="string">
            <text:p>en nombre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173]+([.M173]/20)+([.N173]/240)" office:value-type="float" office:value="25" calcext:value-type="float">
            <text:p>25,00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3325" calcext:value-type="float">
            <text:p>3 325,0000</text:p>
          </table:table-cell>
          <table:table-cell table:formula="of:=[.S173]-[.T173]" office:value-type="float" office:value="-3325" calcext:value-type="float">
            <text:p>-3325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ts ; mat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en nombre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174]+([.M174]/20)+([.N174]/240)" office:value-type="float" office:value="25" calcext:value-type="float">
            <text:p>25,0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5000" calcext:value-type="float">
            <text:p>5 000,0000</text:p>
          </table:table-cell>
          <table:table-cell table:formula="of:=[.S174]-[.T174]" office:value-type="float" office:value="-5000" calcext:value-type="float">
            <text:p>-5000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elle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eaux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75]+([.M175]/20)+([.N175]/240)" office:value-type="float" office:value="12" calcext:value-type="float">
            <text:p>12,00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72" calcext:value-type="float">
            <text:p>72,0000</text:p>
          </table:table-cell>
          <table:table-cell table:formula="of:=[.S175]-[.T175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3386" calcext:value-type="float">
            <text:p>3 386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76]+([.M176]/20)+([.N176]/240)" office:value-type="float" office:value="1" calcext:value-type="float">
            <text:p>1,0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3386" calcext:value-type="float">
            <text:p>3 386,0000</text:p>
          </table:table-cell>
          <table:table-cell table:formula="of:=[.S176]-[.T176]" office:value-type="float" office:value="-3386" calcext:value-type="float">
            <text:p>-3386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luches 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660" calcext:value-type="float">
            <text:p>660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177]+([.M177]/20)+([.N177]/240)" office:value-type="float" office:value="8" calcext:value-type="float">
            <text:p>8,00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5280" calcext:value-type="float">
            <text:p>5 280,0000</text:p>
          </table:table-cell>
          <table:table-cell table:formula="of:=[.S177]-[.T177]" office:value-type="float" office:value="-5280" calcext:value-type="float">
            <text:p>-5280</text:p>
          </table:table-cell>
          <table:table-cell office:value-type="string" calcext:value-type="string">
            <text:p>nom de marchandis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outres gros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grosse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1" table:formula="of:=[.L178]+([.M178]/20)+([.N178]/240)" office:value-type="float" office:value="80" calcext:value-type="float">
            <text:p>80,00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1280" calcext:value-type="float">
            <text:p>1 280,0000</text:p>
          </table:table-cell>
          <table:table-cell table:formula="of:=[.S178]-[.T178]" office:value-type="float" office:value="-1280" calcext:value-type="float">
            <text:p>-1280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450" calcext:value-type="float">
            <text:p>1 45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179]+([.M179]/20)+([.N179]/240)" office:value-type="float" office:value="1.75" calcext:value-type="float">
            <text:p>1,75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2537.5" calcext:value-type="float">
            <text:p>2 537,5000</text:p>
          </table:table-cell>
          <table:table-cell table:formula="of:=[.S179]-[.T179]" office:value-type="float" office:value="-2537.5" calcext:value-type="float">
            <text:p>-2537,5</text:p>
          </table:table-cell>
          <table:table-cell table:number-columns-repeated="100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89" calcext:value-type="float">
            <text:p>89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80]+([.M180]/20)+([.N180]/240)" office:value-type="float" office:value="30" calcext:value-type="float">
            <text:p>30,0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2670" calcext:value-type="float">
            <text:p>2 670,0000</text:p>
          </table:table-cell>
          <table:table-cell table:formula="of:=[.S180]-[.T180]" office:value-type="float" office:value="-2670" calcext:value-type="float">
            <text:p>-2670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62330" calcext:value-type="float">
            <text:p>62 3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181]+([.M181]/20)+([.N181]/240)" office:value-type="float" office:value="0.35" calcext:value-type="float">
            <text:p>0,35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21815.5" calcext:value-type="float">
            <text:p>21 815,5000</text:p>
          </table:table-cell>
          <table:table-cell table:formula="of:=[.S181]-[.T181]" office:value-type="float" office:value="-21815.5" calcext:value-type="float">
            <text:p>-21815,5</text:p>
          </table:table-cell>
          <table:table-cell table:number-columns-repeated="100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l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11000" calcext:value-type="float">
            <text:p>1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82]+([.M182]/20)+([.N182]/240)" office:value-type="float" office:value="0.2" calcext:value-type="float">
            <text:p>0,20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2200" calcext:value-type="float">
            <text:p>2 200,0000</text:p>
          </table:table-cell>
          <table:table-cell table:formula="of:=[.S182]-[.T182]" office:value-type="float" office:value="-2200" calcext:value-type="float">
            <text:p>-2200</text:p>
          </table:table-cell>
          <table:table-cell table:number-columns-repeated="100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led seig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83]+([.M183]/20)+([.N183]/240)" office:value-type="float" office:value="1" calcext:value-type="float">
            <text:p>1,00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250" calcext:value-type="float">
            <text:p>250,0000</text:p>
          </table:table-cell>
          <table:table-cell table:formula="of:=[.S183]-[.T183]" office:value-type="float" office:value="-250" calcext:value-type="float">
            <text:p>-250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; anspec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84]+([.M184]/20)+([.N184]/240)" office:value-type="float" office:value="0.5" calcext:value-type="float">
            <text:p>0,50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48" calcext:value-type="float">
            <text:p>48,0000</text:p>
          </table:table-cell>
          <table:table-cell table:formula="of:=[.S184]-[.T184]" office:value-type="float" office:value="-48" calcext:value-type="float">
            <text:p>-48</text:p>
          </table:table-cell>
          <table:table-cell table:number-columns-repeated="100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; borda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1089" calcext:value-type="float">
            <text:p>1 089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85]+([.M185]/20)+([.N185]/240)" office:value-type="float" office:value="6" calcext:value-type="float">
            <text:p>6,00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6534" calcext:value-type="float">
            <text:p>6 534,0000</text:p>
          </table:table-cell>
          <table:table-cell table:formula="of:=[.S185]-[.T185]" office:value-type="float" office:value="-6534" calcext:value-type="float">
            <text:p>-6534</text:p>
          </table:table-cell>
          <table:table-cell table:number-columns-repeated="100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; espa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21" table:formula="of:=[.L186]+([.M186]/20)+([.N186]/240)" office:value-type="float" office:value="1" calcext:value-type="float">
            <text:p>1,00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65" calcext:value-type="float">
            <text:p>65,0000</text:p>
          </table:table-cell>
          <table:table-cell table:formula="of:=[.S186]-[.T186]" office:value-type="float" office:value="-65" calcext:value-type="float">
            <text:p>-65</text:p>
          </table:table-cell>
          <table:table-cell table:number-columns-repeated="1003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ray et go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8619" calcext:value-type="float">
            <text:p>8 619,00</text:p>
          </table:table-cell>
          <table:table-cell office:value-type="string" calcext:value-type="string">
            <text:p>baril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187]+([.M187]/20)+([.N187]/240)" office:value-type="float" office:value="24" calcext:value-type="float">
            <text:p>24,00000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206856" calcext:value-type="float">
            <text:p>206 856,0000</text:p>
          </table:table-cell>
          <table:table-cell table:formula="of:=[.S187]-[.T187]" office:value-type="float" office:value="-206856" calcext:value-type="float">
            <text:p>-206856</text:p>
          </table:table-cell>
          <table:table-cell table:number-columns-repeated="100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2400" calcext:value-type="float">
            <text:p>2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88]+([.M188]/20)+([.N188]/240)" office:value-type="float" office:value="0.3" calcext:value-type="float">
            <text:p>0,30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720" calcext:value-type="float">
            <text:p>720,0000</text:p>
          </table:table-cell>
          <table:table-cell table:formula="of:=[.S188]-[.T188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uivre en plan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55860" calcext:value-type="float">
            <text:p>55 8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189]+([.M189]/20)+([.N189]/240)" office:value-type="float" office:value="1.4" calcext:value-type="float">
            <text:p>1,40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78204" calcext:value-type="float">
            <text:p>78 204,0000</text:p>
          </table:table-cell>
          <table:table-cell table:formula="of:=[.S189]-[.T189]" office:value-type="float" office:value="-78204" calcext:value-type="float">
            <text:p>-78204</text:p>
          </table:table-cell>
          <table:table-cell table:number-columns-repeated="1003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uivre en monn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1" table:formula="of:=[.L190]+([.M190]/20)+([.N190]/240)" office:value-type="float" office:value="1.1" calcext:value-type="float">
            <text:p>1,10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165" calcext:value-type="float">
            <text:p>165,0000</text:p>
          </table:table-cell>
          <table:table-cell table:formula="of:=[.S190]-[.T190]" office:value-type="float" office:value="-165" calcext:value-type="float">
            <text:p>-165</text:p>
          </table:table-cell>
          <table:table-cell table:number-columns-repeated="100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uivre en roz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10800" calcext:value-type="float">
            <text:p>10 8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1" table:formula="of:=[.L191]+([.M191]/20)+([.N191]/240)" office:value-type="float" office:value="1.2" calcext:value-type="float">
            <text:p>1,2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12960" calcext:value-type="float">
            <text:p>12 960,0000</text:p>
          </table:table-cell>
          <table:table-cell table:formula="of:=[.S191]-[.T191]" office:value-type="float" office:value="-12960" calcext:value-type="float">
            <text:p>-12960</text:p>
          </table:table-cell>
          <table:table-cell table:number-columns-repeated="100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en anc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667438" calcext:value-type="float">
            <text:p>667 438,00</text:p>
          </table:table-cell>
          <table:table-cell office:value-type="string" calcext:value-type="string">
            <text:p>livres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21" table:formula="of:=[.L192]+([.M192]/20)+([.N192]/240)" office:value-type="float" office:value="0.325" calcext:value-type="float">
            <text:p>0,325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216917.35" calcext:value-type="float">
            <text:p>216 917,3500</text:p>
          </table:table-cell>
          <table:table-cell table:formula="of:=[.S192]-[.T192]" office:value-type="float" office:value="-216917.35" calcext:value-type="float">
            <text:p>-216917,35</text:p>
          </table:table-cell>
          <table:table-cell table:number-columns-repeated="100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1260515" calcext:value-type="float">
            <text:p>1 260 5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93]+([.M193]/20)+([.N193]/240)" office:value-type="float" office:value="0.2" calcext:value-type="float">
            <text:p>0,20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252103" calcext:value-type="float">
            <text:p>252 103,0000</text:p>
          </table:table-cell>
          <table:table-cell table:formula="of:=[.S193]-[.T193]" office:value-type="float" office:value="-252103" calcext:value-type="float">
            <text:p>-252103</text:p>
          </table:table-cell>
          <table:table-cell table:number-columns-repeated="100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en cerc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13750" calcext:value-type="float">
            <text:p>13 7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94]+([.M194]/20)+([.N194]/240)" office:value-type="float" office:value="0.3" calcext:value-type="float">
            <text:p>0,30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4125" calcext:value-type="float">
            <text:p>4 125,0000</text:p>
          </table:table-cell>
          <table:table-cell table:formula="of:=[.S194]-[.T194]" office:value-type="float" office:value="-4125" calcext:value-type="float">
            <text:p>-4125</text:p>
          </table:table-cell>
          <table:table-cell table:number-columns-repeated="100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en t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13775" calcext:value-type="float">
            <text:p>13 7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195]+([.M195]/20)+([.N195]/240)" office:value-type="float" office:value="0.4" calcext:value-type="float">
            <text:p>0,40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5510" calcext:value-type="float">
            <text:p>5 510,0000</text:p>
          </table:table-cell>
          <table:table-cell table:formula="of:=[.S195]-[.T195]" office:value-type="float" office:value="-5510" calcext:value-type="float">
            <text:p>-5510</text:p>
          </table:table-cell>
          <table:table-cell table:number-columns-repeated="100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table:number-columns-repeated="5"/>
          <table:table-cell table:style-name="ce21" table:formula="of:=[.L196]+([.M196]/20)+([.N196]/240)" office:value-type="float" office:value="0" calcext:value-type="float">
            <text:p>0,00000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table:formula="of:=[.P196]+0.05*[.Q196]+[.R196]/240" office:value-type="float" office:value="251" calcext:value-type="float">
            <text:p>251</text:p>
          </table:table-cell>
          <table:table-cell table:formula="of:=[.J196]*[.O196]" office:value-type="float" office:value="0" calcext:value-type="float">
            <text:p>0,0000</text:p>
          </table:table-cell>
          <table:table-cell table:formula="of:=[.S196]-[.T196]" office:value-type="float" office:value="251" calcext:value-type="float">
            <text:p>251</text:p>
          </table:table-cell>
          <table:table-cell office:value-type="string" calcext:value-type="string">
            <text:p>251L en valeur cy</text:p>
          </table:table-cell>
          <table:table-cell table:number-columns-repeated="1002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21" table:formula="of:=[.L197]+([.M197]/20)+([.N197]/240)" office:value-type="float" office:value="0" calcext:value-type="float">
            <text:p>0,00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0" calcext:value-type="float">
            <text:p>0,0000</text:p>
          </table:table-cell>
          <table:table-cell table:formula="of:=[.S197]-[.T197]" office:value-type="float" office:value="0" calcext:value-type="float">
            <text:p>0</text:p>
          </table:table-cell>
          <table:table-cell office:value-type="string" calcext:value-type="string">
            <text:p>De 100 à 600L pièce</text:p>
          </table:table-cell>
          <table:table-cell table:number-columns-repeated="1002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elle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table:number-columns-repeated="5"/>
          <table:table-cell table:style-name="ce21" table:formula="of:=[.L198]+([.M198]/20)+([.N198]/240)" office:value-type="float" office:value="0" calcext:value-type="float">
            <text:p>0,00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[.P198]+0.05*[.Q198]+[.R198]/240" office:value-type="float" office:value="6000" calcext:value-type="float">
            <text:p>6000</text:p>
          </table:table-cell>
          <table:table-cell table:formula="of:=[.J198]*[.O198]" office:value-type="float" office:value="0" calcext:value-type="float">
            <text:p>0,0000</text:p>
          </table:table-cell>
          <table:table-cell table:formula="of:=[.S198]-[.T198]" office:value-type="float" office:value="6000" calcext:value-type="float">
            <text:p>6000</text:p>
          </table:table-cell>
          <table:table-cell office:value-type="string" calcext:value-type="string">
            <text:p>valeur de 6000L cy</text:p>
          </table:table-cell>
          <table:table-cell table:number-columns-repeated="1002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120978" calcext:value-type="float">
            <text:p>120 97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99]+([.M199]/20)+([.N199]/240)" office:value-type="float" office:value="1" calcext:value-type="float">
            <text:p>1,000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120978" calcext:value-type="float">
            <text:p>120 978,0000</text:p>
          </table:table-cell>
          <table:table-cell table:formula="of:=[.S199]-[.T199]" office:value-type="float" office:value="-120978" calcext:value-type="float">
            <text:p>-120978</text:p>
          </table:table-cell>
          <table:table-cell table:number-columns-repeated="100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llot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200]+([.M200]/20)+([.N200]/240)" office:value-type="float" office:value="300" calcext:value-type="float">
            <text:p>300,00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900" calcext:value-type="float">
            <text:p>900,0000</text:p>
          </table:table-cell>
          <table:table-cell table:formula="of:=[.S200]-[.T200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353" calcext:value-type="float">
            <text:p>1 353,00</text:p>
          </table:table-cell>
          <table:table-cell office:value-type="string" calcext:value-type="string">
            <text:p>livres</text:p>
          </table:table-cell>
          <table:table-cell office:value-type="float" office:value="0.52" calcext:value-type="float">
            <text:p>0,520</text:p>
          </table:table-cell>
          <table:table-cell table:number-columns-repeated="2"/>
          <table:table-cell table:style-name="ce21" table:formula="of:=[.L201]+([.M201]/20)+([.N201]/240)" office:value-type="float" office:value="0.52" calcext:value-type="float">
            <text:p>0,52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703.56" calcext:value-type="float">
            <text:p>703,5600</text:p>
          </table:table-cell>
          <table:table-cell table:formula="of:=[.S201]-[.T201]" office:value-type="float" office:value="-703.56" calcext:value-type="float">
            <text:p>-703,56</text:p>
          </table:table-cell>
          <table:table-cell office:value-type="string" calcext:value-type="string">
            <text:p>52L L%</text:p>
          </table:table-cell>
          <table:table-cell table:number-columns-repeated="1002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319600" calcext:value-type="float">
            <text:p>1 319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1" table:formula="of:=[.L202]+([.M202]/20)+([.N202]/240)" office:value-type="float" office:value="0.375" calcext:value-type="float">
            <text:p>0,375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494850" calcext:value-type="float">
            <text:p>494 850,0000</text:p>
          </table:table-cell>
          <table:table-cell table:formula="of:=[.S202]-[.T202]" office:value-type="float" office:value="-494850" calcext:value-type="float">
            <text:p>-494850</text:p>
          </table:table-cell>
          <table:table-cell table:number-columns-repeated="100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7220" calcext:value-type="float">
            <text:p>7 220,00</text:p>
          </table:table-cell>
          <table:table-cell office:value-type="string" calcext:value-type="string">
            <text:p>livres</text:p>
          </table:table-cell>
          <table:table-cell office:value-type="float" office:value="0.6" calcext:value-type="float">
            <text:p>0,600</text:p>
          </table:table-cell>
          <table:table-cell table:number-columns-repeated="2"/>
          <table:table-cell table:style-name="ce21" table:formula="of:=[.L203]+([.M203]/20)+([.N203]/240)" office:value-type="float" office:value="0.6" calcext:value-type="float">
            <text:p>0,60000</text:p>
          </table:table-cell>
          <table:table-cell table:number-columns-repeated="3"/>
          <table:table-cell table:formula="of:=[.P203]+0.05*[.Q203]+[.R203]/240" office:value-type="float" office:value="0" calcext:value-type="float">
            <text:p>0</text:p>
          </table:table-cell>
          <table:table-cell table:formula="of:=[.J203]*[.O203]" office:value-type="float" office:value="4332" calcext:value-type="float">
            <text:p>4 332,0000</text:p>
          </table:table-cell>
          <table:table-cell table:formula="of:=[.S203]-[.T203]" office:value-type="float" office:value="-4332" calcext:value-type="float">
            <text:p>-4332</text:p>
          </table:table-cell>
          <table:table-cell office:value-type="string" calcext:value-type="string">
            <text:p>60L L%</text:p>
          </table:table-cell>
          <table:table-cell table:number-columns-repeated="1002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oton en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54820" calcext:value-type="float">
            <text:p>54 820,00</text:p>
          </table:table-cell>
          <table:table-cell office:value-type="string" calcext:value-type="string">
            <text:p>livres</text:p>
          </table:table-cell>
          <table:table-cell office:value-type="float" office:value="1.62" calcext:value-type="float">
            <text:p>1,620</text:p>
          </table:table-cell>
          <table:table-cell table:number-columns-repeated="2"/>
          <table:table-cell table:style-name="ce21" table:formula="of:=[.L204]+([.M204]/20)+([.N204]/240)" office:value-type="float" office:value="1.62" calcext:value-type="float">
            <text:p>1,62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88808.4" calcext:value-type="float">
            <text:p>88 808,4000</text:p>
          </table:table-cell>
          <table:table-cell table:formula="of:=[.S204]-[.T204]" office:value-type="float" office:value="-88808.4" calcext:value-type="float">
            <text:p>-88808,4</text:p>
          </table:table-cell>
          <table:table-cell office:value-type="string" calcext:value-type="string">
            <text:p>162L L%</text:p>
          </table:table-cell>
          <table:table-cell table:number-columns-repeated="1002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dra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361" calcext:value-type="float">
            <text:p>361,00</text:p>
          </table:table-cell>
          <table:table-cell office:value-type="string" calcext:value-type="string">
            <text:p>bariqu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1" table:formula="of:=[.L205]+([.M205]/20)+([.N205]/240)" office:value-type="float" office:value="80" calcext:value-type="float">
            <text:p>80,00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28880" calcext:value-type="float">
            <text:p>28 880,0000</text:p>
          </table:table-cell>
          <table:table-cell table:formula="of:=[.S205]-[.T205]" office:value-type="float" office:value="-28880" calcext:value-type="float">
            <text:p>-28880</text:p>
          </table:table-cell>
          <table:table-cell table:number-columns-repeated="100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187" calcext:value-type="float">
            <text:p>1 187,00</text:p>
          </table:table-cell>
          <table:table-cell office:value-type="string" calcext:value-type="string">
            <text:p>bariqu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206]+([.M206]/20)+([.N206]/240)" office:value-type="float" office:value="150" calcext:value-type="float">
            <text:p>150,00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178050" calcext:value-type="float">
            <text:p>178 050,0000</text:p>
          </table:table-cell>
          <table:table-cell table:formula="of:=[.S206]-[.T206]" office:value-type="float" office:value="-178050" calcext:value-type="float">
            <text:p>-178050</text:p>
          </table:table-cell>
          <table:table-cell table:number-columns-repeated="1003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2145" calcext:value-type="float">
            <text:p>12 145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" table:formula="of:=[.L207]+([.M207]/20)+([.N207]/240)" office:value-type="float" office:value="7.25" calcext:value-type="float">
            <text:p>7,25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88051.25" calcext:value-type="float">
            <text:p>88 051,2500</text:p>
          </table:table-cell>
          <table:table-cell table:formula="of:=[.S207]-[.T207]" office:value-type="float" office:value="-88051.25" calcext:value-type="float">
            <text:p>-88051,25</text:p>
          </table:table-cell>
          <table:table-cell table:number-columns-repeated="100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table:number-columns-repeated="5"/>
          <table:table-cell table:style-name="ce21" table:formula="of:=[.L208]+([.M208]/20)+([.N208]/240)" office:value-type="float" office:value="0" calcext:value-type="float">
            <text:p>0,00000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table:formula="of:=[.P208]+0.05*[.Q208]+[.R208]/240" office:value-type="float" office:value="352" calcext:value-type="float">
            <text:p>352</text:p>
          </table:table-cell>
          <table:table-cell table:formula="of:=[.J208]*[.O208]" office:value-type="float" office:value="0" calcext:value-type="float">
            <text:p>0,0000</text:p>
          </table:table-cell>
          <table:table-cell table:formula="of:=[.S208]-[.T208]" office:value-type="float" office:value="352" calcext:value-type="float">
            <text:p>352</text:p>
          </table:table-cell>
          <table:table-cell office:value-type="string" calcext:value-type="string">
            <text:p>valeur de 352L cy</text:p>
          </table:table-cell>
          <table:table-cell table:number-columns-repeated="1002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orues se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4015900" calcext:value-type="float">
            <text:p>4 015 9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209]+([.M209]/20)+([.N209]/240)" office:value-type="float" office:value="0.25" calcext:value-type="float">
            <text:p>0,25000</text:p>
          </table:table-cell>
          <table:table-cell table:number-columns-repeated="3"/>
          <table:table-cell table:formula="of:=[.P209]+0.05*[.Q209]+[.R209]/240" office:value-type="float" office:value="0" calcext:value-type="float">
            <text:p>0</text:p>
          </table:table-cell>
          <table:table-cell table:formula="of:=[.J209]*[.O209]" office:value-type="float" office:value="1003975" calcext:value-type="float">
            <text:p>1 003 975,0000</text:p>
          </table:table-cell>
          <table:table-cell table:formula="of:=[.S209]-[.T209]" office:value-type="float" office:value="-1003975" calcext:value-type="float">
            <text:p>-1003975</text:p>
          </table:table-cell>
          <table:table-cell table:number-columns-repeated="100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orues ver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16863" calcext:value-type="float">
            <text:p>116 863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210]+([.M210]/20)+([.N210]/240)" office:value-type="float" office:value="1.25" calcext:value-type="float">
            <text:p>1,250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146078.75" calcext:value-type="float">
            <text:p>146 078,7500</text:p>
          </table:table-cell>
          <table:table-cell table:formula="of:=[.S210]-[.T210]" office:value-type="float" office:value="-146078.75" calcext:value-type="float">
            <text:p>-146078,75</text:p>
          </table:table-cell>
          <table:table-cell table:number-columns-repeated="100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orues ver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barique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1" table:formula="of:=[.L211]+([.M211]/20)+([.N211]/240)" office:value-type="float" office:value="75" calcext:value-type="float">
            <text:p>75,000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525" calcext:value-type="float">
            <text:p>525,0000</text:p>
          </table:table-cell>
          <table:table-cell table:formula="of:=[.S211]-[.T211]" office:value-type="float" office:value="-525" calcext:value-type="float">
            <text:p>-525</text:p>
          </table:table-cell>
          <table:table-cell table:number-columns-repeated="100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elle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table:number-columns-repeated="5"/>
          <table:table-cell table:style-name="ce21" table:formula="of:=[.L212]+([.M212]/20)+([.N212]/240)" office:value-type="float" office:value="0" calcext:value-type="float">
            <text:p>0,0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[.P212]+0.05*[.Q212]+[.R212]/240" office:value-type="float" office:value="1900" calcext:value-type="float">
            <text:p>1900</text:p>
          </table:table-cell>
          <table:table-cell table:formula="of:=[.J212]*[.O212]" office:value-type="float" office:value="0" calcext:value-type="float">
            <text:p>0,0000</text:p>
          </table:table-cell>
          <table:table-cell table:formula="of:=[.S212]-[.T212]" office:value-type="float" office:value="1900" calcext:value-type="float">
            <text:p>1900</text:p>
          </table:table-cell>
          <table:table-cell table:number-columns-repeated="100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roco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71640" calcext:value-type="float">
            <text:p>71 640,00</text:p>
          </table:table-cell>
          <table:table-cell office:value-type="string" calcext:value-type="string">
            <text:p>livres</text:p>
          </table:table-cell>
          <table:table-cell office:value-type="float" office:value="0.62" calcext:value-type="float">
            <text:p>0,620</text:p>
          </table:table-cell>
          <table:table-cell table:number-columns-repeated="2"/>
          <table:table-cell table:style-name="ce21" table:formula="of:=[.L213]+([.M213]/20)+([.N213]/240)" office:value-type="float" office:value="0.62" calcext:value-type="float">
            <text:p>0,62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44416.8" calcext:value-type="float">
            <text:p>44 416,8000</text:p>
          </table:table-cell>
          <table:table-cell table:formula="of:=[.S213]-[.T213]" office:value-type="float" office:value="-44416.8" calcext:value-type="float">
            <text:p>-44416,8</text:p>
          </table:table-cell>
          <table:table-cell office:value-type="string" calcext:value-type="string">
            <text:p>62L L%</text:p>
          </table:table-cell>
          <table:table-cell table:number-columns-repeated="1002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354148" calcext:value-type="float">
            <text:p>354 148,00</text:p>
          </table:table-cell>
          <table:table-cell office:value-type="string" calcext:value-type="string">
            <text:p>livres</text:p>
          </table:table-cell>
          <table:table-cell office:value-type="float" office:value="0.27" calcext:value-type="float">
            <text:p>0,270</text:p>
          </table:table-cell>
          <table:table-cell table:number-columns-repeated="2"/>
          <table:table-cell table:style-name="ce21" table:formula="of:=[.L214]+([.M214]/20)+([.N214]/240)" office:value-type="float" office:value="0.27" calcext:value-type="float">
            <text:p>0,27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95619.96" calcext:value-type="float">
            <text:p>95 619,9600</text:p>
          </table:table-cell>
          <table:table-cell table:formula="of:=[.S214]-[.T214]" office:value-type="float" office:value="-95619.96" calcext:value-type="float">
            <text:p>-95619,96</text:p>
          </table:table-cell>
          <table:table-cell office:value-type="string" calcext:value-type="string">
            <text:p>27L L%</text:p>
          </table:table-cell>
          <table:table-cell table:number-columns-repeated="1002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539260" calcext:value-type="float">
            <text:p>1 539 260,00</text:p>
          </table:table-cell>
          <table:table-cell office:value-type="string" calcext:value-type="string">
            <text:p>livres</text:p>
          </table:table-cell>
          <table:table-cell office:value-type="float" office:value="0.43" calcext:value-type="float">
            <text:p>0,430</text:p>
          </table:table-cell>
          <table:table-cell table:number-columns-repeated="2"/>
          <table:table-cell table:style-name="ce21" table:formula="of:=[.L215]+([.M215]/20)+([.N215]/240)" office:value-type="float" office:value="0.43" calcext:value-type="float">
            <text:p>0,43000</text:p>
          </table:table-cell>
          <table:table-cell table:number-columns-repeated="3"/>
          <table:table-cell table:formula="of:=[.P215]+0.05*[.Q215]+[.R215]/240" office:value-type="float" office:value="0" calcext:value-type="float">
            <text:p>0</text:p>
          </table:table-cell>
          <table:table-cell table:formula="of:=[.J215]*[.O215]" office:value-type="float" office:value="661881.8" calcext:value-type="float">
            <text:p>661 881,8000</text:p>
          </table:table-cell>
          <table:table-cell table:formula="of:=[.S215]-[.T215]" office:value-type="float" office:value="-661881.8" calcext:value-type="float">
            <text:p>-661881,8</text:p>
          </table:table-cell>
          <table:table-cell office:value-type="string" calcext:value-type="string">
            <text:p>43L L%</text:p>
          </table:table-cell>
          <table:table-cell table:number-columns-repeated="1002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ucre tes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25210" calcext:value-type="float">
            <text:p>25 210,00</text:p>
          </table:table-cell>
          <table:table-cell office:value-type="string" calcext:value-type="string">
            <text:p>livres</text:p>
          </table:table-cell>
          <table:table-cell office:value-type="float" office:value="0.34" calcext:value-type="float">
            <text:p>0,340</text:p>
          </table:table-cell>
          <table:table-cell table:number-columns-repeated="2"/>
          <table:table-cell table:style-name="ce21" table:formula="of:=[.L216]+([.M216]/20)+([.N216]/240)" office:value-type="float" office:value="0.34" calcext:value-type="float">
            <text:p>0,34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8571.4" calcext:value-type="float">
            <text:p>8 571,4000</text:p>
          </table:table-cell>
          <table:table-cell table:formula="of:=[.S216]-[.T216]" office:value-type="float" office:value="-8571.4" calcext:value-type="float">
            <text:p>-8571,4</text:p>
          </table:table-cell>
          <table:table-cell office:value-type="string" calcext:value-type="string">
            <text:p>34L L%</text:p>
          </table:table-cell>
          <table:table-cell table:number-columns-repeated="1002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affi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2270" calcext:value-type="float">
            <text:p>2 270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17]+([.M217]/20)+([.N217]/240)" office:value-type="float" office:value="4" calcext:value-type="float">
            <text:p>4,00000</text:p>
          </table:table-cell>
          <table:table-cell table:number-columns-repeated="3"/>
          <table:table-cell table:formula="of:=[.P217]+0.05*[.Q217]+[.R217]/240" office:value-type="float" office:value="0" calcext:value-type="float">
            <text:p>0</text:p>
          </table:table-cell>
          <table:table-cell table:formula="of:=[.J217]*[.O217]" office:value-type="float" office:value="9080" calcext:value-type="float">
            <text:p>9 080,0000</text:p>
          </table:table-cell>
          <table:table-cell table:formula="of:=[.S217]-[.T217]" office:value-type="float" office:value="-9080" calcext:value-type="float">
            <text:p>-9080</text:p>
          </table:table-cell>
          <table:table-cell table:number-columns-repeated="100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loë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5494" calcext:value-type="float">
            <text:p>5 494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1" table:formula="of:=[.L218]+([.M218]/20)+([.N218]/240)" office:value-type="float" office:value="2" calcext:value-type="float">
            <text:p>2,00000</text:p>
          </table:table-cell>
          <table:table-cell table:number-columns-repeated="3"/>
          <table:table-cell table:formula="of:=[.P218]+0.05*[.Q218]+[.R218]/240" office:value-type="float" office:value="0" calcext:value-type="float">
            <text:p>0</text:p>
          </table:table-cell>
          <table:table-cell table:formula="of:=[.J218]*[.O218]" office:value-type="float" office:value="10988" calcext:value-type="float">
            <text:p>10 988,0000</text:p>
          </table:table-cell>
          <table:table-cell table:formula="of:=[.S218]-[.T218]" office:value-type="float" office:value="-10988" calcext:value-type="float">
            <text:p>-10988</text:p>
          </table:table-cell>
          <table:table-cell table:number-columns-repeated="100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d'eb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378" calcext:value-type="float">
            <text:p>378,00</text:p>
          </table:table-cell>
          <table:table-cell office:value-type="string" calcext:value-type="string">
            <text:p>bill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219]+([.M219]/20)+([.N219]/240)" office:value-type="float" office:value="10" calcext:value-type="float">
            <text:p>10,00000</text:p>
          </table:table-cell>
          <table:table-cell table:number-columns-repeated="3"/>
          <table:table-cell table:formula="of:=[.P219]+0.05*[.Q219]+[.R219]/240" office:value-type="float" office:value="0" calcext:value-type="float">
            <text:p>0</text:p>
          </table:table-cell>
          <table:table-cell table:formula="of:=[.J219]*[.O219]" office:value-type="float" office:value="3780" calcext:value-type="float">
            <text:p>3 780,0000</text:p>
          </table:table-cell>
          <table:table-cell table:formula="of:=[.S219]-[.T219]" office:value-type="float" office:value="-3780" calcext:value-type="float">
            <text:p>-3780</text:p>
          </table:table-cell>
          <table:table-cell table:number-columns-repeated="1003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d'eb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50050" calcext:value-type="float">
            <text:p>150 0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1" table:formula="of:=[.L220]+([.M220]/20)+([.N220]/240)" office:value-type="float" office:value="0.0875" calcext:value-type="float">
            <text:p>0,08750</text:p>
          </table:table-cell>
          <table:table-cell table:number-columns-repeated="3"/>
          <table:table-cell table:formula="of:=[.P220]+0.05*[.Q220]+[.R220]/240" office:value-type="float" office:value="0" calcext:value-type="float">
            <text:p>0</text:p>
          </table:table-cell>
          <table:table-cell table:formula="of:=[.J220]*[.O220]" office:value-type="float" office:value="13129.375" calcext:value-type="float">
            <text:p>13 129,3750</text:p>
          </table:table-cell>
          <table:table-cell table:formula="of:=[.S220]-[.T220]" office:value-type="float" office:value="-13129.375" calcext:value-type="float">
            <text:p>-13129,38</text:p>
          </table:table-cell>
          <table:table-cell table:number-columns-repeated="100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378" calcext:value-type="float">
            <text:p>378,00</text:p>
          </table:table-cell>
          <table:table-cell office:value-type="string" calcext:value-type="string">
            <text:p>bill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221]+([.M221]/20)+([.N221]/240)" office:value-type="float" office:value="10" calcext:value-type="float">
            <text:p>10,00000</text:p>
          </table:table-cell>
          <table:table-cell table:number-columns-repeated="3"/>
          <table:table-cell table:formula="of:=[.P221]+0.05*[.Q221]+[.R221]/240" office:value-type="float" office:value="0" calcext:value-type="float">
            <text:p>0</text:p>
          </table:table-cell>
          <table:table-cell table:formula="of:=[.J221]*[.O221]" office:value-type="float" office:value="3780" calcext:value-type="float">
            <text:p>3 780,0000</text:p>
          </table:table-cell>
          <table:table-cell table:formula="of:=[.S221]-[.T221]" office:value-type="float" office:value="-3780" calcext:value-type="float">
            <text:p>-3780</text:p>
          </table:table-cell>
          <table:table-cell table:number-columns-repeated="1003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72410" calcext:value-type="float">
            <text:p>172 4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222]+([.M222]/20)+([.N222]/240)" office:value-type="float" office:value="0.2" calcext:value-type="float">
            <text:p>0,20000</text:p>
          </table:table-cell>
          <table:table-cell table:number-columns-repeated="3"/>
          <table:table-cell table:formula="of:=[.P222]+0.05*[.Q222]+[.R222]/240" office:value-type="float" office:value="0" calcext:value-type="float">
            <text:p>0</text:p>
          </table:table-cell>
          <table:table-cell table:formula="of:=[.J222]*[.O222]" office:value-type="float" office:value="34482" calcext:value-type="float">
            <text:p>34 482,0000</text:p>
          </table:table-cell>
          <table:table-cell table:formula="of:=[.S222]-[.T222]" office:value-type="float" office:value="-34482" calcext:value-type="float">
            <text:p>-34482</text:p>
          </table:table-cell>
          <table:table-cell table:number-columns-repeated="1003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de sap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26850" calcext:value-type="float">
            <text:p>26 8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223]+([.M223]/20)+([.N223]/240)" office:value-type="float" office:value="0.3" calcext:value-type="float">
            <text:p>0,30000</text:p>
          </table:table-cell>
          <table:table-cell table:number-columns-repeated="3"/>
          <table:table-cell table:formula="of:=[.P223]+0.05*[.Q223]+[.R223]/240" office:value-type="float" office:value="0" calcext:value-type="float">
            <text:p>0</text:p>
          </table:table-cell>
          <table:table-cell table:formula="of:=[.J223]*[.O223]" office:value-type="float" office:value="8055" calcext:value-type="float">
            <text:p>8 055,0000</text:p>
          </table:table-cell>
          <table:table-cell table:formula="of:=[.S223]-[.T223]" office:value-type="float" office:value="-8055" calcext:value-type="float">
            <text:p>-8055</text:p>
          </table:table-cell>
          <table:table-cell table:number-columns-repeated="1003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ra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9121" calcext:value-type="float">
            <text:p>19 121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24]+([.M224]/20)+([.N224]/240)" office:value-type="float" office:value="3" calcext:value-type="float">
            <text:p>3,00000</text:p>
          </table:table-cell>
          <table:table-cell table:number-columns-repeated="3"/>
          <table:table-cell table:formula="of:=[.P224]+0.05*[.Q224]+[.R224]/240" office:value-type="float" office:value="0" calcext:value-type="float">
            <text:p>0</text:p>
          </table:table-cell>
          <table:table-cell table:formula="of:=[.J224]*[.O224]" office:value-type="float" office:value="57363" calcext:value-type="float">
            <text:p>57 363,0000</text:p>
          </table:table-cell>
          <table:table-cell table:formula="of:=[.S224]-[.T224]" office:value-type="float" office:value="-57363" calcext:value-type="float">
            <text:p>-57363</text:p>
          </table:table-cell>
          <table:table-cell table:number-columns-repeated="1003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967770" calcext:value-type="float">
            <text:p>967 7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225]+([.M225]/20)+([.N225]/240)" office:value-type="float" office:value="0.75" calcext:value-type="float">
            <text:p>0,75000</text:p>
          </table:table-cell>
          <table:table-cell table:number-columns-repeated="3"/>
          <table:table-cell table:formula="of:=[.P225]+0.05*[.Q225]+[.R225]/240" office:value-type="float" office:value="0" calcext:value-type="float">
            <text:p>0</text:p>
          </table:table-cell>
          <table:table-cell table:formula="of:=[.J225]*[.O225]" office:value-type="float" office:value="725827.5" calcext:value-type="float">
            <text:p>725 827,5000</text:p>
          </table:table-cell>
          <table:table-cell table:formula="of:=[.S225]-[.T225]" office:value-type="float" office:value="-725827.5" calcext:value-type="float">
            <text:p>-725827,5</text:p>
          </table:table-cell>
          <table:table-cell table:number-columns-repeated="100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665635" calcext:value-type="float">
            <text:p>665 63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style-name="ce21" table:formula="of:=[.L226]+([.M226]/20)+([.N226]/240)" office:value-type="float" office:value="1.65" calcext:value-type="float">
            <text:p>1,65000</text:p>
          </table:table-cell>
          <table:table-cell table:number-columns-repeated="3"/>
          <table:table-cell table:formula="of:=[.P226]+0.05*[.Q226]+[.R226]/240" office:value-type="float" office:value="0" calcext:value-type="float">
            <text:p>0</text:p>
          </table:table-cell>
          <table:table-cell table:formula="of:=[.J226]*[.O226]" office:value-type="float" office:value="1098297.75" calcext:value-type="float">
            <text:p>1 098 297,7500</text:p>
          </table:table-cell>
          <table:table-cell table:formula="of:=[.S226]-[.T226]" office:value-type="float" office:value="-1098297.75" calcext:value-type="float">
            <text:p>-1098297,75</text:p>
          </table:table-cell>
          <table:table-cell table:number-columns-repeated="100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mph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0785" calcext:value-type="float">
            <text:p>10 78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1" table:formula="of:=[.L227]+([.M227]/20)+([.N227]/240)" office:value-type="float" office:value="0.241666666666667" calcext:value-type="float">
            <text:p>0,24167</text:p>
          </table:table-cell>
          <table:table-cell table:number-columns-repeated="3"/>
          <table:table-cell table:formula="of:=[.P227]+0.05*[.Q227]+[.R227]/240" office:value-type="float" office:value="0" calcext:value-type="float">
            <text:p>0</text:p>
          </table:table-cell>
          <table:table-cell table:formula="of:=[.J227]*[.O227]" office:value-type="float" office:value="2606.375" calcext:value-type="float">
            <text:p>2 606,3750</text:p>
          </table:table-cell>
          <table:table-cell table:formula="of:=[.S227]-[.T227]" office:value-type="float" office:value="-2606.375" calcext:value-type="float">
            <text:p>-2606,38</text:p>
          </table:table-cell>
          <table:table-cell table:number-columns-repeated="1003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596" calcext:value-type="float">
            <text:p>596,00</text:p>
          </table:table-cell>
          <table:table-cell office:value-type="string" calcext:value-type="string">
            <text:p>fagot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228]+([.M228]/20)+([.N228]/240)" office:value-type="float" office:value="50" calcext:value-type="float">
            <text:p>50,00000</text:p>
          </table:table-cell>
          <table:table-cell table:number-columns-repeated="3"/>
          <table:table-cell table:formula="of:=[.P228]+0.05*[.Q228]+[.R228]/240" office:value-type="float" office:value="0" calcext:value-type="float">
            <text:p>0</text:p>
          </table:table-cell>
          <table:table-cell table:formula="of:=[.J228]*[.O228]" office:value-type="float" office:value="29800" calcext:value-type="float">
            <text:p>29 800,0000</text:p>
          </table:table-cell>
          <table:table-cell table:formula="of:=[.S228]-[.T228]" office:value-type="float" office:value="-29800" calcext:value-type="float">
            <text:p>-29800</text:p>
          </table:table-cell>
          <table:table-cell table:number-columns-repeated="100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66549" calcext:value-type="float">
            <text:p>66 549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229]+([.M229]/20)+([.N229]/240)" office:value-type="float" office:value="8" calcext:value-type="float">
            <text:p>8,00000</text:p>
          </table:table-cell>
          <table:table-cell table:number-columns-repeated="3"/>
          <table:table-cell table:formula="of:=[.P229]+0.05*[.Q229]+[.R229]/240" office:value-type="float" office:value="0" calcext:value-type="float">
            <text:p>0</text:p>
          </table:table-cell>
          <table:table-cell table:formula="of:=[.J229]*[.O229]" office:value-type="float" office:value="532392" calcext:value-type="float">
            <text:p>532 392,0000</text:p>
          </table:table-cell>
          <table:table-cell table:formula="of:=[.S229]-[.T229]" office:value-type="float" office:value="-532392" calcext:value-type="float">
            <text:p>-532392</text:p>
          </table:table-cell>
          <table:table-cell table:number-columns-repeated="100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u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557578" calcext:value-type="float">
            <text:p>557 57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230]+([.M230]/20)+([.N230]/240)" office:value-type="float" office:value="1.25" calcext:value-type="float">
            <text:p>1,25000</text:p>
          </table:table-cell>
          <table:table-cell table:number-columns-repeated="3"/>
          <table:table-cell table:formula="of:=[.P230]+0.05*[.Q230]+[.R230]/240" office:value-type="float" office:value="0" calcext:value-type="float">
            <text:p>0</text:p>
          </table:table-cell>
          <table:table-cell table:formula="of:=[.J230]*[.O230]" office:value-type="float" office:value="696972.5" calcext:value-type="float">
            <text:p>696 972,5000</text:p>
          </table:table-cell>
          <table:table-cell table:formula="of:=[.S230]-[.T230]" office:value-type="float" office:value="-696972.5" calcext:value-type="float">
            <text:p>-696972,5</text:p>
          </table:table-cell>
          <table:table-cell table:number-columns-repeated="1003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olle de peaux d'as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oëte de 3 livr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231]+([.M231]/20)+([.N231]/240)" office:value-type="float" office:value="150" calcext:value-type="float">
            <text:p>150,00000</text:p>
          </table:table-cell>
          <table:table-cell table:number-columns-repeated="3"/>
          <table:table-cell table:formula="of:=[.P231]+0.05*[.Q231]+[.R231]/240" office:value-type="float" office:value="0" calcext:value-type="float">
            <text:p>0</text:p>
          </table:table-cell>
          <table:table-cell table:formula="of:=[.J231]*[.O231]" office:value-type="float" office:value="150" calcext:value-type="float">
            <text:p>150,0000</text:p>
          </table:table-cell>
          <table:table-cell table:formula="of:=[.S231]-[.T231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onfitures de Ch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2635" calcext:value-type="float">
            <text:p>2 63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1" table:formula="of:=[.L232]+([.M232]/20)+([.N232]/240)" office:value-type="float" office:value="1.2" calcext:value-type="float">
            <text:p>1,20000</text:p>
          </table:table-cell>
          <table:table-cell table:number-columns-repeated="3"/>
          <table:table-cell table:formula="of:=[.P232]+0.05*[.Q232]+[.R232]/240" office:value-type="float" office:value="0" calcext:value-type="float">
            <text:p>0</text:p>
          </table:table-cell>
          <table:table-cell table:formula="of:=[.J232]*[.O232]" office:value-type="float" office:value="3162" calcext:value-type="float">
            <text:p>3 162,0000</text:p>
          </table:table-cell>
          <table:table-cell table:formula="of:=[.S232]-[.T232]" office:value-type="float" office:value="-3162" calcext:value-type="float">
            <text:p>-3162</text:p>
          </table:table-cell>
          <table:table-cell table:number-columns-repeated="100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oton en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22554" calcext:value-type="float">
            <text:p>22 554,00</text:p>
          </table:table-cell>
          <table:table-cell office:value-type="string" calcext:value-type="string">
            <text:p>livres</text:p>
          </table:table-cell>
          <table:table-cell office:value-type="float" office:value="1.32" calcext:value-type="float">
            <text:p>1,320</text:p>
          </table:table-cell>
          <table:table-cell table:number-columns-repeated="2"/>
          <table:table-cell table:style-name="ce21" table:formula="of:=[.L233]+([.M233]/20)+([.N233]/240)" office:value-type="float" office:value="1.32" calcext:value-type="float">
            <text:p>1,32000</text:p>
          </table:table-cell>
          <table:table-cell table:number-columns-repeated="3"/>
          <table:table-cell table:formula="of:=[.P233]+0.05*[.Q233]+[.R233]/240" office:value-type="float" office:value="0" calcext:value-type="float">
            <text:p>0</text:p>
          </table:table-cell>
          <table:table-cell table:formula="of:=[.J233]*[.O233]" office:value-type="float" office:value="29771.28" calcext:value-type="float">
            <text:p>29 771,2800</text:p>
          </table:table-cell>
          <table:table-cell table:formula="of:=[.S233]-[.T233]" office:value-type="float" office:value="-29771.28" calcext:value-type="float">
            <text:p>-29771,28</text:p>
          </table:table-cell>
          <table:table-cell office:value-type="string" calcext:value-type="string">
            <text:p>132L %</text:p>
          </table:table-cell>
          <table:table-cell table:number-columns-repeated="100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uirs de boeuf en po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151" calcext:value-type="float">
            <text:p>1 151,00</text:p>
          </table:table-cell>
          <table:table-cell office:value-type="string" calcext:value-type="string">
            <text:p>cuir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234]+([.M234]/20)+([.N234]/240)" office:value-type="float" office:value="6" calcext:value-type="float">
            <text:p>6,00000</text:p>
          </table:table-cell>
          <table:table-cell table:number-columns-repeated="3"/>
          <table:table-cell table:formula="of:=[.P234]+0.05*[.Q234]+[.R234]/240" office:value-type="float" office:value="0" calcext:value-type="float">
            <text:p>0</text:p>
          </table:table-cell>
          <table:table-cell table:formula="of:=[.J234]*[.O234]" office:value-type="float" office:value="6906" calcext:value-type="float">
            <text:p>6 906,0000</text:p>
          </table:table-cell>
          <table:table-cell table:formula="of:=[.S234]-[.T234]" office:value-type="float" office:value="-6906" calcext:value-type="float">
            <text:p>-6906</text:p>
          </table:table-cell>
          <table:table-cell office:value-type="string" calcext:value-type="string">
            <text:p>doute sur l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nce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7080" calcext:value-type="float">
            <text:p>7 0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1" table:formula="of:=[.L235]+([.M235]/20)+([.N235]/240)" office:value-type="float" office:value="1.2" calcext:value-type="float">
            <text:p>1,20000</text:p>
          </table:table-cell>
          <table:table-cell table:number-columns-repeated="3"/>
          <table:table-cell table:formula="of:=[.P235]+0.05*[.Q235]+[.R235]/240" office:value-type="float" office:value="0" calcext:value-type="float">
            <text:p>0</text:p>
          </table:table-cell>
          <table:table-cell table:formula="of:=[.J235]*[.O235]" office:value-type="float" office:value="8496" calcext:value-type="float">
            <text:p>8 496,0000</text:p>
          </table:table-cell>
          <table:table-cell table:formula="of:=[.S235]-[.T235]" office:value-type="float" office:value="-8496" calcext:value-type="float">
            <text:p>-8496</text:p>
          </table:table-cell>
          <table:table-cell table:number-columns-repeated="100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ncre de la Ch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360" calcext:value-type="float">
            <text:p>360,00</text:p>
          </table:table-cell>
          <table:table-cell office:value-type="string" calcext:value-type="string">
            <text:p>livr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236]+([.M236]/20)+([.N236]/240)" office:value-type="float" office:value="100" calcext:value-type="float">
            <text:p>100,00000</text:p>
          </table:table-cell>
          <table:table-cell table:number-columns-repeated="3"/>
          <table:table-cell table:formula="of:=[.P236]+0.05*[.Q236]+[.R236]/240" office:value-type="float" office:value="0" calcext:value-type="float">
            <text:p>0</text:p>
          </table:table-cell>
          <table:table-cell table:formula="of:=[.J236]*[.O236]" office:value-type="float" office:value="36000" calcext:value-type="float">
            <text:p>36 000,0000</text:p>
          </table:table-cell>
          <table:table-cell table:formula="of:=[.S236]-[.T236]" office:value-type="float" office:value="-36000" calcext:value-type="float">
            <text:p>-36000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3386" calcext:value-type="float">
            <text:p>3 386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237]+([.M237]/20)+([.N237]/240)" office:value-type="float" office:value="60" calcext:value-type="float">
            <text:p>60,00000</text:p>
          </table:table-cell>
          <table:table-cell table:number-columns-repeated="3"/>
          <table:table-cell table:formula="of:=[.P237]+0.05*[.Q237]+[.R237]/240" office:value-type="float" office:value="0" calcext:value-type="float">
            <text:p>0</text:p>
          </table:table-cell>
          <table:table-cell table:formula="of:=[.J237]*[.O237]" office:value-type="float" office:value="203160" calcext:value-type="float">
            <text:p>203 160,0000</text:p>
          </table:table-cell>
          <table:table-cell table:formula="of:=[.S237]-[.T237]" office:value-type="float" office:value="-203160" calcext:value-type="float">
            <text:p>-203160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venta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9172" calcext:value-type="float">
            <text:p>19 172,00</text:p>
          </table:table-cell>
          <table:table-cell office:value-type="string" calcext:value-type="string">
            <text:p>en nombre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238]+([.M238]/20)+([.N238]/240)" office:value-type="float" office:value="15" calcext:value-type="float">
            <text:p>15,00000</text:p>
          </table:table-cell>
          <table:table-cell table:number-columns-repeated="3"/>
          <table:table-cell table:formula="of:=[.P238]+0.05*[.Q238]+[.R238]/240" office:value-type="float" office:value="0" calcext:value-type="float">
            <text:p>0</text:p>
          </table:table-cell>
          <table:table-cell table:formula="of:=[.J238]*[.O238]" office:value-type="float" office:value="287580" calcext:value-type="float">
            <text:p>287 580,0000</text:p>
          </table:table-cell>
          <table:table-cell table:formula="of:=[.S238]-[.T238]" office:value-type="float" office:value="-287580" calcext:value-type="float">
            <text:p>-287580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leurs de Ch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caiss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239]+([.M239]/20)+([.N239]/240)" office:value-type="float" office:value="100" calcext:value-type="float">
            <text:p>100,00000</text:p>
          </table:table-cell>
          <table:table-cell table:number-columns-repeated="3"/>
          <table:table-cell table:formula="of:=[.P239]+0.05*[.Q239]+[.R239]/240" office:value-type="float" office:value="0" calcext:value-type="float">
            <text:p>0</text:p>
          </table:table-cell>
          <table:table-cell table:formula="of:=[.J239]*[.O239]" office:value-type="float" office:value="2000" calcext:value-type="float">
            <text:p>2 000,0000</text:p>
          </table:table-cell>
          <table:table-cell table:formula="of:=[.S239]-[.T239]" office:value-type="float" office:value="-2000" calcext:value-type="float">
            <text:p>-2000</text:p>
          </table:table-cell>
          <table:table-cell office:value-type="string" calcext:value-type="string">
            <text:p>"20 caisses <text:s text:c="4"/>100 caisses" <text:s/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omme arabiq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4053" calcext:value-type="float">
            <text:p>4 05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1" table:formula="of:=[.L240]+([.M240]/20)+([.N240]/240)" office:value-type="float" office:value="0.55" calcext:value-type="float">
            <text:p>0,55000</text:p>
          </table:table-cell>
          <table:table-cell table:number-columns-repeated="3"/>
          <table:table-cell table:formula="of:=[.P240]+0.05*[.Q240]+[.R240]/240" office:value-type="float" office:value="0" calcext:value-type="float">
            <text:p>0</text:p>
          </table:table-cell>
          <table:table-cell table:formula="of:=[.J240]*[.O240]" office:value-type="float" office:value="2229.15" calcext:value-type="float">
            <text:p>2 229,1500</text:p>
          </table:table-cell>
          <table:table-cell table:formula="of:=[.S240]-[.T240]" office:value-type="float" office:value="-2229.15" calcext:value-type="float">
            <text:p>-2229,15</text:p>
          </table:table-cell>
          <table:table-cell table:number-columns-repeated="100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omme lacq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60081" calcext:value-type="float">
            <text:p>60 08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241]+([.M241]/20)+([.N241]/240)" office:value-type="float" office:value="0.75" calcext:value-type="float">
            <text:p>0,75000</text:p>
          </table:table-cell>
          <table:table-cell table:number-columns-repeated="3"/>
          <table:table-cell table:formula="of:=[.P241]+0.05*[.Q241]+[.R241]/240" office:value-type="float" office:value="0" calcext:value-type="float">
            <text:p>0</text:p>
          </table:table-cell>
          <table:table-cell table:formula="of:=[.J241]*[.O241]" office:value-type="float" office:value="45060.75" calcext:value-type="float">
            <text:p>45 060,7500</text:p>
          </table:table-cell>
          <table:table-cell table:formula="of:=[.S241]-[.T241]" office:value-type="float" office:value="-45060.75" calcext:value-type="float">
            <text:p>-45060,75</text:p>
          </table:table-cell>
          <table:table-cell table:number-columns-repeated="100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uinée ble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44612" calcext:value-type="float">
            <text:p>44 612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242]+([.M242]/20)+([.N242]/240)" office:value-type="float" office:value="1.25" calcext:value-type="float">
            <text:p>1,25000</text:p>
          </table:table-cell>
          <table:table-cell table:number-columns-repeated="3"/>
          <table:table-cell table:formula="of:=[.P242]+0.05*[.Q242]+[.R242]/240" office:value-type="float" office:value="0" calcext:value-type="float">
            <text:p>0</text:p>
          </table:table-cell>
          <table:table-cell table:formula="of:=[.J242]*[.O242]" office:value-type="float" office:value="55765" calcext:value-type="float">
            <text:p>55 765,0000</text:p>
          </table:table-cell>
          <table:table-cell table:formula="of:=[.S242]-[.T242]" office:value-type="float" office:value="-55765" calcext:value-type="float">
            <text:p>-55765</text:p>
          </table:table-cell>
          <table:table-cell table:number-columns-repeated="1003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4052" calcext:value-type="float">
            <text:p>4 05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43]+([.M243]/20)+([.N243]/240)" office:value-type="float" office:value="1.5" calcext:value-type="float">
            <text:p>1,50000</text:p>
          </table:table-cell>
          <table:table-cell table:number-columns-repeated="3"/>
          <table:table-cell table:formula="of:=[.P243]+0.05*[.Q243]+[.R243]/240" office:value-type="float" office:value="0" calcext:value-type="float">
            <text:p>0</text:p>
          </table:table-cell>
          <table:table-cell table:formula="of:=[.J243]*[.O243]" office:value-type="float" office:value="6078" calcext:value-type="float">
            <text:p>6 078,0000</text:p>
          </table:table-cell>
          <table:table-cell table:formula="of:=[.S243]-[.T243]" office:value-type="float" office:value="-6078" calcext:value-type="float">
            <text:p>-6078</text:p>
          </table:table-cell>
          <table:table-cell table:number-columns-repeated="1003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Jon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596" calcext:value-type="float">
            <text:p>596,00</text:p>
          </table:table-cell>
          <table:table-cell office:value-type="string" calcext:value-type="string">
            <text:p>pacquet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244]+([.M244]/20)+([.N244]/240)" office:value-type="float" office:value="50" calcext:value-type="float">
            <text:p>50,00000</text:p>
          </table:table-cell>
          <table:table-cell table:number-columns-repeated="3"/>
          <table:table-cell table:formula="of:=[.P244]+0.05*[.Q244]+[.R244]/240" office:value-type="float" office:value="0" calcext:value-type="float">
            <text:p>0</text:p>
          </table:table-cell>
          <table:table-cell table:formula="of:=[.J244]*[.O244]" office:value-type="float" office:value="29800" calcext:value-type="float">
            <text:p>29 800,0000</text:p>
          </table:table-cell>
          <table:table-cell table:formula="of:=[.S244]-[.T244]" office:value-type="float" office:value="-29800" calcext:value-type="float">
            <text:p>-29800</text:p>
          </table:table-cell>
          <table:table-cell office:value-type="string" calcext:value-type="string">
            <text:p>nom de marchandise illisible</text:p>
          </table:table-cell>
          <table:table-cell table:number-columns-repeated="1002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Jon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2479" calcext:value-type="float">
            <text:p>2 479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245]+([.M245]/20)+([.N245]/240)" office:value-type="float" office:value="1.5" calcext:value-type="float">
            <text:p>1,50000</text:p>
          </table:table-cell>
          <table:table-cell table:number-columns-repeated="3"/>
          <table:table-cell table:formula="of:=[.P245]+0.05*[.Q245]+[.R245]/240" office:value-type="float" office:value="0" calcext:value-type="float">
            <text:p>0</text:p>
          </table:table-cell>
          <table:table-cell table:formula="of:=[.J245]*[.O245]" office:value-type="float" office:value="3718.5" calcext:value-type="float">
            <text:p>3 718,5000</text:p>
          </table:table-cell>
          <table:table-cell table:formula="of:=[.S245]-[.T245]" office:value-type="float" office:value="-3718.5" calcext:value-type="float">
            <text:p>-3718,5</text:p>
          </table:table-cell>
          <table:table-cell office:value-type="string" calcext:value-type="string">
            <text:p>nom de marchandise illisible</text:p>
          </table:table-cell>
          <table:table-cell table:number-columns-repeated="1002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table:number-columns-repeated="5"/>
          <table:table-cell table:style-name="ce21" table:formula="of:=[.L246]+([.M246]/20)+([.N246]/240)" office:value-type="float" office:value="0" calcext:value-type="float">
            <text:p>0,00000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table:formula="of:=[.P246]+0.05*[.Q246]+[.R246]/240" office:value-type="float" office:value="312" calcext:value-type="float">
            <text:p>312</text:p>
          </table:table-cell>
          <table:table-cell table:formula="of:=[.J246]*[.O246]" office:value-type="float" office:value="0" calcext:value-type="float">
            <text:p>0,0000</text:p>
          </table:table-cell>
          <table:table-cell table:formula="of:=[.S246]-[.T246]" office:value-type="float" office:value="312" calcext:value-type="float">
            <text:p>312</text:p>
          </table:table-cell>
          <table:table-cell office:value-type="string" calcext:value-type="string">
            <text:p>valeur de 312L cy</text:p>
          </table:table-cell>
          <table:table-cell table:number-columns-repeated="1002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ongiste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6431" calcext:value-type="float">
            <text:p>16 43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247]+([.M247]/20)+([.N247]/240)" office:value-type="float" office:value="0.6" calcext:value-type="float">
            <text:p>0,60000</text:p>
          </table:table-cell>
          <table:table-cell table:number-columns-repeated="3"/>
          <table:table-cell table:formula="of:=[.P247]+0.05*[.Q247]+[.R247]/240" office:value-type="float" office:value="0" calcext:value-type="float">
            <text:p>0</text:p>
          </table:table-cell>
          <table:table-cell table:formula="of:=[.J247]*[.O247]" office:value-type="float" office:value="9858.6" calcext:value-type="float">
            <text:p>9 858,6000</text:p>
          </table:table-cell>
          <table:table-cell table:formula="of:=[.S247]-[.T247]" office:value-type="float" office:value="-9858.6" calcext:value-type="float">
            <text:p>-9858,6</text:p>
          </table:table-cell>
          <table:table-cell table:number-columns-repeated="1003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ouchoirs de co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5906" calcext:value-type="float">
            <text:p>15 906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248]+([.M248]/20)+([.N248]/240)" office:value-type="float" office:value="24" calcext:value-type="float">
            <text:p>24,00000</text:p>
          </table:table-cell>
          <table:table-cell table:number-columns-repeated="3"/>
          <table:table-cell table:formula="of:=[.P248]+0.05*[.Q248]+[.R248]/240" office:value-type="float" office:value="0" calcext:value-type="float">
            <text:p>0</text:p>
          </table:table-cell>
          <table:table-cell table:formula="of:=[.J248]*[.O248]" office:value-type="float" office:value="381744" calcext:value-type="float">
            <text:p>381 744,0000</text:p>
          </table:table-cell>
          <table:table-cell table:formula="of:=[.S248]-[.T248]" office:value-type="float" office:value="-381744" calcext:value-type="float">
            <text:p>-381744</text:p>
          </table:table-cell>
          <table:table-cell table:number-columns-repeated="1003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oussel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8365" calcext:value-type="float">
            <text:p>18 365,00</text:p>
          </table:table-cell>
          <table:table-cell office:value-type="string" calcext:value-type="string">
            <text:p>pièc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1" table:formula="of:=[.L249]+([.M249]/20)+([.N249]/240)" office:value-type="float" office:value="90" calcext:value-type="float">
            <text:p>90,00000</text:p>
          </table:table-cell>
          <table:table-cell table:number-columns-repeated="3"/>
          <table:table-cell table:formula="of:=[.P249]+0.05*[.Q249]+[.R249]/240" office:value-type="float" office:value="0" calcext:value-type="float">
            <text:p>0</text:p>
          </table:table-cell>
          <table:table-cell table:formula="of:=[.J249]*[.O249]" office:value-type="float" office:value="1652850" calcext:value-type="float">
            <text:p>1 652 850,0000</text:p>
          </table:table-cell>
          <table:table-cell table:formula="of:=[.S249]-[.T249]" office:value-type="float" office:value="-1652850" calcext:value-type="float">
            <text:p>-1652850</text:p>
          </table:table-cell>
          <table:table-cell office:value-type="string" calcext:value-type="string">
            <text:p>pas d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usca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244" calcext:value-type="float">
            <text:p>244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250]+([.M250]/20)+([.N250]/240)" office:value-type="float" office:value="8" calcext:value-type="float">
            <text:p>8,00000</text:p>
          </table:table-cell>
          <table:table-cell table:number-columns-repeated="3"/>
          <table:table-cell table:formula="of:=[.P250]+0.05*[.Q250]+[.R250]/240" office:value-type="float" office:value="0" calcext:value-type="float">
            <text:p>0</text:p>
          </table:table-cell>
          <table:table-cell table:formula="of:=[.J250]*[.O250]" office:value-type="float" office:value="1952" calcext:value-type="float">
            <text:p>1 952,0000</text:p>
          </table:table-cell>
          <table:table-cell table:formula="of:=[.S250]-[.T250]" office:value-type="float" office:value="-1952" calcext:value-type="float">
            <text:p>-1952</text:p>
          </table:table-cell>
          <table:table-cell office:value-type="string" calcext:value-type="string">
            <text:p>pas d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nacre de per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caisses</text:p>
          </table:table-cell>
          <table:table-cell office:value-type="float" office:value="600" calcext:value-type="float">
            <text:p>600,000</text:p>
          </table:table-cell>
          <table:table-cell table:number-columns-repeated="2"/>
          <table:table-cell table:style-name="ce21" table:formula="of:=[.L251]+([.M251]/20)+([.N251]/240)" office:value-type="float" office:value="600" calcext:value-type="float">
            <text:p>600,00000</text:p>
          </table:table-cell>
          <table:table-cell table:number-columns-repeated="3"/>
          <table:table-cell table:formula="of:=[.P251]+0.05*[.Q251]+[.R251]/240" office:value-type="float" office:value="0" calcext:value-type="float">
            <text:p>0</text:p>
          </table:table-cell>
          <table:table-cell table:formula="of:=[.J251]*[.O251]" office:value-type="float" office:value="4800" calcext:value-type="float">
            <text:p>4 800,0000</text:p>
          </table:table-cell>
          <table:table-cell table:formula="of:=[.S251]-[.T251]" office:value-type="float" office:value="-4800" calcext:value-type="float">
            <text:p>-4800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nan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76829" calcext:value-type="float">
            <text:p>76 829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252]+([.M252]/20)+([.N252]/240)" office:value-type="float" office:value="5" calcext:value-type="float">
            <text:p>5,00000</text:p>
          </table:table-cell>
          <table:table-cell table:number-columns-repeated="3"/>
          <table:table-cell table:formula="of:=[.P252]+0.05*[.Q252]+[.R252]/240" office:value-type="float" office:value="0" calcext:value-type="float">
            <text:p>0</text:p>
          </table:table-cell>
          <table:table-cell table:formula="of:=[.J252]*[.O252]" office:value-type="float" office:value="384145" calcext:value-type="float">
            <text:p>384 145,0000</text:p>
          </table:table-cell>
          <table:table-cell table:formula="of:=[.S252]-[.T252]" office:value-type="float" office:value="-384145" calcext:value-type="float">
            <text:p>-384145</text:p>
          </table:table-cell>
          <table:table-cell office:value-type="string" calcext:value-type="string">
            <text:p>pas d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noix vomiq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592" calcext:value-type="float">
            <text:p>59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253]+([.M253]/20)+([.N253]/240)" office:value-type="float" office:value="1" calcext:value-type="float">
            <text:p>1,00000</text:p>
          </table:table-cell>
          <table:table-cell table:number-columns-repeated="3"/>
          <table:table-cell table:formula="of:=[.P253]+0.05*[.Q253]+[.R253]/240" office:value-type="float" office:value="0" calcext:value-type="float">
            <text:p>0</text:p>
          </table:table-cell>
          <table:table-cell table:formula="of:=[.J253]*[.O253]" office:value-type="float" office:value="592" calcext:value-type="float">
            <text:p>592,0000</text:p>
          </table:table-cell>
          <table:table-cell table:formula="of:=[.S253]-[.T253]" office:value-type="float" office:value="-592" calcext:value-type="float">
            <text:p>-592</text:p>
          </table:table-cell>
          <table:table-cell table:number-columns-repeated="1003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pier peint de Ch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980" calcext:value-type="float">
            <text:p>1 980,00</text:p>
          </table:table-cell>
          <table:table-cell office:value-type="string" calcext:value-type="string">
            <text:p>feuill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54]+([.M254]/20)+([.N254]/240)" office:value-type="float" office:value="2" calcext:value-type="float">
            <text:p>2,00000</text:p>
          </table:table-cell>
          <table:table-cell table:number-columns-repeated="3"/>
          <table:table-cell table:formula="of:=[.P254]+0.05*[.Q254]+[.R254]/240" office:value-type="float" office:value="0" calcext:value-type="float">
            <text:p>0</text:p>
          </table:table-cell>
          <table:table-cell table:formula="of:=[.J254]*[.O254]" office:value-type="float" office:value="3960" calcext:value-type="float">
            <text:p>3 960,0000</text:p>
          </table:table-cell>
          <table:table-cell table:formula="of:=[.S254]-[.T254]" office:value-type="float" office:value="-3960" calcext:value-type="float">
            <text:p>-3960</text:p>
          </table:table-cell>
          <table:table-cell table:number-columns-repeated="1003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eaux de tig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en nombre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255]+([.M255]/20)+([.N255]/240)" office:value-type="float" office:value="24" calcext:value-type="float">
            <text:p>24,00000</text:p>
          </table:table-cell>
          <table:table-cell table:number-columns-repeated="3"/>
          <table:table-cell table:formula="of:=[.P255]+0.05*[.Q255]+[.R255]/240" office:value-type="float" office:value="0" calcext:value-type="float">
            <text:p>0</text:p>
          </table:table-cell>
          <table:table-cell table:formula="of:=[.J255]*[.O255]" office:value-type="float" office:value="480" calcext:value-type="float">
            <text:p>480,0000</text:p>
          </table:table-cell>
          <table:table-cell table:formula="of:=[.S255]-[.T255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4472" calcext:value-type="float">
            <text:p>4 47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1" table:formula="of:=[.L256]+([.M256]/20)+([.N256]/240)" office:value-type="float" office:value="1.2" calcext:value-type="float">
            <text:p>1,20000</text:p>
          </table:table-cell>
          <table:table-cell table:number-columns-repeated="3"/>
          <table:table-cell table:formula="of:=[.P256]+0.05*[.Q256]+[.R256]/240" office:value-type="float" office:value="0" calcext:value-type="float">
            <text:p>0</text:p>
          </table:table-cell>
          <table:table-cell table:formula="of:=[.J256]*[.O256]" office:value-type="float" office:value="5366.4" calcext:value-type="float">
            <text:p>5 366,4000</text:p>
          </table:table-cell>
          <table:table-cell table:formula="of:=[.S256]-[.T256]" office:value-type="float" office:value="-5366.4" calcext:value-type="float">
            <text:p>-5366,4</text:p>
          </table:table-cell>
          <table:table-cell table:number-columns-repeated="1003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469" calcext:value-type="float">
            <text:p>1 469,00</text:p>
          </table:table-cell>
          <table:table-cell office:value-type="string" calcext:value-type="string">
            <text:p>caisses</text:p>
          </table:table-cell>
          <table:table-cell office:value-type="float" office:value="250" calcext:value-type="float">
            <text:p>250,000</text:p>
          </table:table-cell>
          <table:table-cell table:number-columns-repeated="2"/>
          <table:table-cell table:style-name="ce21" table:formula="of:=[.L257]+([.M257]/20)+([.N257]/240)" office:value-type="float" office:value="250" calcext:value-type="float">
            <text:p>250,00000</text:p>
          </table:table-cell>
          <table:table-cell table:number-columns-repeated="3"/>
          <table:table-cell table:formula="of:=[.P257]+0.05*[.Q257]+[.R257]/240" office:value-type="float" office:value="0" calcext:value-type="float">
            <text:p>0</text:p>
          </table:table-cell>
          <table:table-cell table:formula="of:=[.J257]*[.O257]" office:value-type="float" office:value="367250" calcext:value-type="float">
            <text:p>367 250,0000</text:p>
          </table:table-cell>
          <table:table-cell table:formula="of:=[.S257]-[.T257]" office:value-type="float" office:value="-367250" calcext:value-type="float">
            <text:p>-367250</text:p>
          </table:table-cell>
          <table:table-cell table:number-columns-repeated="1003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649" calcext:value-type="float">
            <text:p>649,00</text:p>
          </table:table-cell>
          <table:table-cell/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1" table:formula="of:=[.L258]+([.M258]/20)+([.N258]/240)" office:value-type="float" office:value="75" calcext:value-type="float">
            <text:p>75,00000</text:p>
          </table:table-cell>
          <table:table-cell table:number-columns-repeated="3"/>
          <table:table-cell table:formula="of:=[.P258]+0.05*[.Q258]+[.R258]/240" office:value-type="float" office:value="0" calcext:value-type="float">
            <text:p>0</text:p>
          </table:table-cell>
          <table:table-cell table:formula="of:=[.J258]*[.O258]" office:value-type="float" office:value="48675" calcext:value-type="float">
            <text:p>48 675,0000</text:p>
          </table:table-cell>
          <table:table-cell table:formula="of:=[.S258]-[.T258]" office:value-type="float" office:value="-48675" calcext:value-type="float">
            <text:p>-48675</text:p>
          </table:table-cell>
          <table:table-cell office:value-type="string" calcext:value-type="string">
            <text:p>Unité de quantité inconnue. Pas d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rohib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2515" calcext:value-type="float">
            <text:p>12 515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259]+([.M259]/20)+([.N259]/240)" office:value-type="float" office:value="20.5" calcext:value-type="float">
            <text:p>20,50000</text:p>
          </table:table-cell>
          <table:table-cell table:number-columns-repeated="3"/>
          <table:table-cell table:formula="of:=[.P259]+0.05*[.Q259]+[.R259]/240" office:value-type="float" office:value="0" calcext:value-type="float">
            <text:p>0</text:p>
          </table:table-cell>
          <table:table-cell table:formula="of:=[.J259]*[.O259]" office:value-type="float" office:value="256557.5" calcext:value-type="float">
            <text:p>256 557,5000</text:p>
          </table:table-cell>
          <table:table-cell table:formula="of:=[.S259]-[.T259]" office:value-type="float" office:value="-256557.5" calcext:value-type="float">
            <text:p>-256557,5</text:p>
          </table:table-cell>
          <table:table-cell table:number-columns-repeated="1003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rhubarb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9991" calcext:value-type="float">
            <text:p>19 991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60]+([.M260]/20)+([.N260]/240)" office:value-type="float" office:value="3" calcext:value-type="float">
            <text:p>3,00000</text:p>
          </table:table-cell>
          <table:table-cell table:number-columns-repeated="3"/>
          <table:table-cell table:formula="of:=[.P260]+0.05*[.Q260]+[.R260]/240" office:value-type="float" office:value="0" calcext:value-type="float">
            <text:p>0</text:p>
          </table:table-cell>
          <table:table-cell table:formula="of:=[.J260]*[.O260]" office:value-type="float" office:value="59973" calcext:value-type="float">
            <text:p>59 973,0000</text:p>
          </table:table-cell>
          <table:table-cell table:formula="of:=[.S260]-[.T260]" office:value-type="float" office:value="-59973" calcext:value-type="float">
            <text:p>-59973</text:p>
          </table:table-cell>
          <table:table-cell table:number-columns-repeated="1003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rott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01016" calcext:value-type="float">
            <text:p>101 016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21" table:formula="of:=[.L261]+([.M261]/20)+([.N261]/240)" office:value-type="float" office:value="0.3" calcext:value-type="float">
            <text:p>0,30000</text:p>
          </table:table-cell>
          <table:table-cell table:number-columns-repeated="3"/>
          <table:table-cell table:formula="of:=[.P261]+0.05*[.Q261]+[.R261]/240" office:value-type="float" office:value="0" calcext:value-type="float">
            <text:p>0</text:p>
          </table:table-cell>
          <table:table-cell table:formula="of:=[.J261]*[.O261]" office:value-type="float" office:value="30304.8" calcext:value-type="float">
            <text:p>30 304,8000</text:p>
          </table:table-cell>
          <table:table-cell table:formula="of:=[.S261]-[.T261]" office:value-type="float" office:value="-30304.8" calcext:value-type="float">
            <text:p>-30304,8</text:p>
          </table:table-cell>
          <table:table-cell office:value-type="string" calcext:value-type="string">
            <text:p>30L %</text:p>
          </table:table-cell>
          <table:table-cell table:number-columns-repeated="1002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ago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535" calcext:value-type="float">
            <text:p>53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262]+([.M262]/20)+([.N262]/240)" office:value-type="float" office:value="1" calcext:value-type="float">
            <text:p>1,00000</text:p>
          </table:table-cell>
          <table:table-cell table:number-columns-repeated="3"/>
          <table:table-cell table:formula="of:=[.P262]+0.05*[.Q262]+[.R262]/240" office:value-type="float" office:value="0" calcext:value-type="float">
            <text:p>0</text:p>
          </table:table-cell>
          <table:table-cell table:formula="of:=[.J262]*[.O262]" office:value-type="float" office:value="535" calcext:value-type="float">
            <text:p>535,0000</text:p>
          </table:table-cell>
          <table:table-cell table:formula="of:=[.S262]-[.T262]" office:value-type="float" office:value="-535" calcext:value-type="float">
            <text:p>-535</text:p>
          </table:table-cell>
          <table:table-cell table:number-columns-repeated="1003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alpêt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786943" calcext:value-type="float">
            <text:p>1 786 943,00</text:p>
          </table:table-cell>
          <table:table-cell office:value-type="string" calcext:value-type="string">
            <text:p>livres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table:style-name="ce21" table:formula="of:=[.L263]+([.M263]/20)+([.N263]/240)" office:value-type="float" office:value="0.5" calcext:value-type="float">
            <text:p>0,50000</text:p>
          </table:table-cell>
          <table:table-cell table:number-columns-repeated="3"/>
          <table:table-cell table:formula="of:=[.P263]+0.05*[.Q263]+[.R263]/240" office:value-type="float" office:value="0" calcext:value-type="float">
            <text:p>0</text:p>
          </table:table-cell>
          <table:table-cell table:formula="of:=[.J263]*[.O263]" office:value-type="float" office:value="893471.5" calcext:value-type="float">
            <text:p>893 471,5000</text:p>
          </table:table-cell>
          <table:table-cell table:formula="of:=[.S263]-[.T263]" office:value-type="float" office:value="-893471.5" calcext:value-type="float">
            <text:p>-893471,5</text:p>
          </table:table-cell>
          <table:table-cell office:value-type="string" calcext:value-type="string">
            <text:p>50L %</text:p>
          </table:table-cell>
          <table:table-cell table:number-columns-repeated="1002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en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3326" calcext:value-type="float">
            <text:p>3 326,00</text:p>
          </table:table-cell>
          <table:table-cell office:value-type="string" calcext:value-type="string">
            <text:p>livr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264]+([.M264]/20)+([.N264]/240)" office:value-type="float" office:value="28" calcext:value-type="float">
            <text:p>28,00000</text:p>
          </table:table-cell>
          <table:table-cell table:number-columns-repeated="3"/>
          <table:table-cell table:formula="of:=[.P264]+0.05*[.Q264]+[.R264]/240" office:value-type="float" office:value="0" calcext:value-type="float">
            <text:p>0</text:p>
          </table:table-cell>
          <table:table-cell table:formula="of:=[.J264]*[.O264]" office:value-type="float" office:value="93128" calcext:value-type="float">
            <text:p>93 128,0000</text:p>
          </table:table-cell>
          <table:table-cell table:formula="of:=[.S264]-[.T264]" office:value-type="float" office:value="-93128" calcext:value-type="float">
            <text:p>-93128</text:p>
          </table:table-cell>
          <table:table-cell table:number-columns-repeated="1003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oye nan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31196" calcext:value-type="float">
            <text:p>31 196,00</text:p>
          </table:table-cell>
          <table:table-cell office:value-type="string" calcext:value-type="string">
            <text:p>livre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265]+([.M265]/20)+([.N265]/240)" office:value-type="float" office:value="35" calcext:value-type="float">
            <text:p>35,00000</text:p>
          </table:table-cell>
          <table:table-cell table:number-columns-repeated="3"/>
          <table:table-cell table:formula="of:=[.P265]+0.05*[.Q265]+[.R265]/240" office:value-type="float" office:value="0" calcext:value-type="float">
            <text:p>0</text:p>
          </table:table-cell>
          <table:table-cell table:formula="of:=[.J265]*[.O265]" office:value-type="float" office:value="1091860" calcext:value-type="float">
            <text:p>1 091 860,0000</text:p>
          </table:table-cell>
          <table:table-cell table:formula="of:=[.S265]-[.T265]" office:value-type="float" office:value="-1091860" calcext:value-type="float">
            <text:p>-1091860</text:p>
          </table:table-cell>
          <table:table-cell table:number-columns-repeated="1003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qu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4680" calcext:value-type="float">
            <text:p>4 6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266]+([.M266]/20)+([.N266]/240)" office:value-type="float" office:value="0.6" calcext:value-type="float">
            <text:p>0,60000</text:p>
          </table:table-cell>
          <table:table-cell table:number-columns-repeated="3"/>
          <table:table-cell table:formula="of:=[.P266]+0.05*[.Q266]+[.R266]/240" office:value-type="float" office:value="0" calcext:value-type="float">
            <text:p>0</text:p>
          </table:table-cell>
          <table:table-cell table:formula="of:=[.J266]*[.O266]" office:value-type="float" office:value="2808" calcext:value-type="float">
            <text:p>2 808,0000</text:p>
          </table:table-cell>
          <table:table-cell table:formula="of:=[.S266]-[.T266]" office:value-type="float" office:value="-2808" calcext:value-type="float">
            <text:p>-2808</text:p>
          </table:table-cell>
          <table:table-cell table:number-columns-repeated="1003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ucre candi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2054" calcext:value-type="float">
            <text:p>2 05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1" table:formula="of:=[.L267]+([.M267]/20)+([.N267]/240)" office:value-type="float" office:value="1.1" calcext:value-type="float">
            <text:p>1,10000</text:p>
          </table:table-cell>
          <table:table-cell table:number-columns-repeated="3"/>
          <table:table-cell table:formula="of:=[.P267]+0.05*[.Q267]+[.R267]/240" office:value-type="float" office:value="0" calcext:value-type="float">
            <text:p>0</text:p>
          </table:table-cell>
          <table:table-cell table:formula="of:=[.J267]*[.O267]" office:value-type="float" office:value="2259.4" calcext:value-type="float">
            <text:p>2 259,4000</text:p>
          </table:table-cell>
          <table:table-cell table:formula="of:=[.S267]-[.T267]" office:value-type="float" office:value="-2259.4" calcext:value-type="float">
            <text:p>-2259,4</text:p>
          </table:table-cell>
          <table:table-cell table:number-columns-repeated="1003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amar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2600" calcext:value-type="float">
            <text:p>2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268]+([.M268]/20)+([.N268]/240)" office:value-type="float" office:value="1" calcext:value-type="float">
            <text:p>1,00000</text:p>
          </table:table-cell>
          <table:table-cell table:number-columns-repeated="3"/>
          <table:table-cell table:formula="of:=[.P268]+0.05*[.Q268]+[.R268]/240" office:value-type="float" office:value="0" calcext:value-type="float">
            <text:p>0</text:p>
          </table:table-cell>
          <table:table-cell table:formula="of:=[.J268]*[.O268]" office:value-type="float" office:value="2600" calcext:value-type="float">
            <text:p>2 600,0000</text:p>
          </table:table-cell>
          <table:table-cell table:formula="of:=[.S268]-[.T268]" office:value-type="float" office:value="-2600" calcext:value-type="float">
            <text:p>-2600</text:p>
          </table:table-cell>
          <table:table-cell table:number-columns-repeated="1003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5642333" calcext:value-type="float">
            <text:p>5 642 33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269]+([.M269]/20)+([.N269]/240)" office:value-type="float" office:value="1.75" calcext:value-type="float">
            <text:p>1,75000</text:p>
          </table:table-cell>
          <table:table-cell table:number-columns-repeated="3"/>
          <table:table-cell table:formula="of:=[.P269]+0.05*[.Q269]+[.R269]/240" office:value-type="float" office:value="0" calcext:value-type="float">
            <text:p>0</text:p>
          </table:table-cell>
          <table:table-cell table:formula="of:=[.J269]*[.O269]" office:value-type="float" office:value="9874082.75" calcext:value-type="float">
            <text:p>9 874 082,7500</text:p>
          </table:table-cell>
          <table:table-cell table:formula="of:=[.S269]-[.T269]" office:value-type="float" office:value="-9874082.75" calcext:value-type="float">
            <text:p>-9874082,75</text:p>
          </table:table-cell>
          <table:table-cell table:number-columns-repeated="1003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; baz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888" calcext:value-type="float">
            <text:p>888,00</text:p>
          </table:table-cell>
          <table:table-cell office:value-type="string" calcext:value-type="string">
            <text:p>pièces</text:p>
          </table:table-cell>
          <table:table-cell office:value-type="float" office:value="27" calcext:value-type="float">
            <text:p>27,000</text:p>
          </table:table-cell>
          <table:table-cell table:number-columns-repeated="2"/>
          <table:table-cell table:style-name="ce21" table:formula="of:=[.L270]+([.M270]/20)+([.N270]/240)" office:value-type="float" office:value="27" calcext:value-type="float">
            <text:p>27,00000</text:p>
          </table:table-cell>
          <table:table-cell table:number-columns-repeated="3"/>
          <table:table-cell table:formula="of:=[.P270]+0.05*[.Q270]+[.R270]/240" office:value-type="float" office:value="0" calcext:value-type="float">
            <text:p>0</text:p>
          </table:table-cell>
          <table:table-cell table:formula="of:=[.J270]*[.O270]" office:value-type="float" office:value="23976" calcext:value-type="float">
            <text:p>23 976,0000</text:p>
          </table:table-cell>
          <table:table-cell table:formula="of:=[.S270]-[.T270]" office:value-type="float" office:value="-23976" calcext:value-type="float">
            <text:p>-23976</text:p>
          </table:table-cell>
          <table:table-cell table:number-columns-repeated="1003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; de coton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277525" calcext:value-type="float">
            <text:p>277 525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71]+([.M271]/20)+([.N271]/240)" office:value-type="float" office:value="30" calcext:value-type="float">
            <text:p>30,00000</text:p>
          </table:table-cell>
          <table:table-cell table:number-columns-repeated="3"/>
          <table:table-cell table:formula="of:=[.P271]+0.05*[.Q271]+[.R271]/240" office:value-type="float" office:value="0" calcext:value-type="float">
            <text:p>0</text:p>
          </table:table-cell>
          <table:table-cell table:formula="of:=[.J271]*[.O271]" office:value-type="float" office:value="8325750" calcext:value-type="float">
            <text:p>8 325 750,0000</text:p>
          </table:table-cell>
          <table:table-cell table:formula="of:=[.S271]-[.T271]" office:value-type="float" office:value="-8325750" calcext:value-type="float">
            <text:p>-8325750</text:p>
          </table:table-cell>
          <table:table-cell table:number-columns-repeated="1003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; ble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41393" calcext:value-type="float">
            <text:p>41 393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272]+([.M272]/20)+([.N272]/240)" office:value-type="float" office:value="25" calcext:value-type="float">
            <text:p>25,00000</text:p>
          </table:table-cell>
          <table:table-cell table:number-columns-repeated="3"/>
          <table:table-cell table:formula="of:=[.P272]+0.05*[.Q272]+[.R272]/240" office:value-type="float" office:value="0" calcext:value-type="float">
            <text:p>0</text:p>
          </table:table-cell>
          <table:table-cell table:formula="of:=[.J272]*[.O272]" office:value-type="float" office:value="1034825" calcext:value-type="float">
            <text:p>1 034 825,0000</text:p>
          </table:table-cell>
          <table:table-cell table:formula="of:=[.S272]-[.T272]" office:value-type="float" office:value="-1034825" calcext:value-type="float">
            <text:p>-1034825</text:p>
          </table:table-cell>
          <table:table-cell table:number-columns-repeated="1003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; pein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9894" calcext:value-type="float">
            <text:p>9 894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73]+([.M273]/20)+([.N273]/240)" office:value-type="float" office:value="30" calcext:value-type="float">
            <text:p>30,00000</text:p>
          </table:table-cell>
          <table:table-cell table:number-columns-repeated="3"/>
          <table:table-cell table:formula="of:=[.P273]+0.05*[.Q273]+[.R273]/240" office:value-type="float" office:value="0" calcext:value-type="float">
            <text:p>0</text:p>
          </table:table-cell>
          <table:table-cell table:formula="of:=[.J273]*[.O273]" office:value-type="float" office:value="296820" calcext:value-type="float">
            <text:p>296 820,0000</text:p>
          </table:table-cell>
          <table:table-cell table:formula="of:=[.S273]-[.T273]" office:value-type="float" office:value="-296820" calcext:value-type="float">
            <text:p>-296820</text:p>
          </table:table-cell>
          <table:table-cell table:number-columns-repeated="1003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utenag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86511" calcext:value-type="float">
            <text:p>186 511,00</text:p>
          </table:table-cell>
          <table:table-cell office:value-type="string" calcext:value-type="string">
            <text:p>livres</text:p>
          </table:table-cell>
          <table:table-cell office:value-type="float" office:value="0.66" calcext:value-type="float">
            <text:p>0,660</text:p>
          </table:table-cell>
          <table:table-cell table:number-columns-repeated="2"/>
          <table:table-cell table:style-name="ce21" table:formula="of:=[.L274]+([.M274]/20)+([.N274]/240)" office:value-type="float" office:value="0.66" calcext:value-type="float">
            <text:p>0,66000</text:p>
          </table:table-cell>
          <table:table-cell table:number-columns-repeated="3"/>
          <table:table-cell table:formula="of:=[.P274]+0.05*[.Q274]+[.R274]/240" office:value-type="float" office:value="0" calcext:value-type="float">
            <text:p>0</text:p>
          </table:table-cell>
          <table:table-cell table:formula="of:=[.J274]*[.O274]" office:value-type="float" office:value="123097.26" calcext:value-type="float">
            <text:p>123 097,2600</text:p>
          </table:table-cell>
          <table:table-cell table:formula="of:=[.S274]-[.T274]" office:value-type="float" office:value="-123097.26" calcext:value-type="float">
            <text:p>-123097,26</text:p>
          </table:table-cell>
          <table:table-cell table:style-name="ce28" office:value-type="percentage" office:value="0.66" calcext:value-type="percentage">
            <text:p>66,00%</text:p>
          </table:table-cell>
          <table:table-cell table:number-columns-repeated="1002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ern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73" calcext:value-type="float">
            <text:p>173,00</text:p>
          </table:table-cell>
          <table:table-cell office:value-type="string" calcext:value-type="string">
            <text:p>caiss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275]+([.M275]/20)+([.N275]/240)" office:value-type="float" office:value="300" calcext:value-type="float">
            <text:p>300,00000</text:p>
          </table:table-cell>
          <table:table-cell table:number-columns-repeated="3"/>
          <table:table-cell table:formula="of:=[.P275]+0.05*[.Q275]+[.R275]/240" office:value-type="float" office:value="0" calcext:value-type="float">
            <text:p>0</text:p>
          </table:table-cell>
          <table:table-cell table:formula="of:=[.J275]*[.O275]" office:value-type="float" office:value="51900" calcext:value-type="float">
            <text:p>51 900,0000</text:p>
          </table:table-cell>
          <table:table-cell table:formula="of:=[.S275]-[.T275]" office:value-type="float" office:value="-51900" calcext:value-type="float">
            <text:p>-51900</text:p>
          </table:table-cell>
          <table:table-cell table:number-columns-repeated="1003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u Cap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52" calcext:value-type="float">
            <text:p>52,00</text:p>
          </table:table-cell>
          <table:table-cell office:value-type="string" calcext:value-type="string">
            <text:p>caiss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276]+([.M276]/20)+([.N276]/240)" office:value-type="float" office:value="120" calcext:value-type="float">
            <text:p>120,00000</text:p>
          </table:table-cell>
          <table:table-cell table:number-columns-repeated="3"/>
          <table:table-cell table:formula="of:=[.P276]+0.05*[.Q276]+[.R276]/240" office:value-type="float" office:value="0" calcext:value-type="float">
            <text:p>0</text:p>
          </table:table-cell>
          <table:table-cell table:formula="of:=[.J276]*[.O276]" office:value-type="float" office:value="6240" calcext:value-type="float">
            <text:p>6 240,0000</text:p>
          </table:table-cell>
          <table:table-cell table:formula="of:=[.S276]-[.T276]" office:value-type="float" office:value="-6240" calcext:value-type="float">
            <text:p>-6240</text:p>
          </table:table-cell>
          <table:table-cell table:number-columns-repeated="1003"/>
        </table:table-row>
        <table:table-row table:style-name="ro2" table:number-rows-repeated="2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1"/>
          <table:table-cell table:number-columns-repeated="5"/>
          <table:table-cell table:style-name="ce21"/>
          <table:table-cell table:number-columns-repeated="1009"/>
        </table:table-row>
        <table:table-row table:style-name="ro2" table:number-rows-repeated="101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number-columns-repeated="6"/>
          <table:table-cell table:style-name="ce21"/>
          <table:table-cell table:number-columns-repeated="1009"/>
        </table:table-row>
        <table:table-row table:style-name="ro2" table:number-rows-repeated="57">
          <table:table-cell table:style-name="ce2" table:number-columns-repeated="4"/>
          <table:table-cell table:number-columns-repeated="3"/>
          <table:table-cell table:style-name="ce2"/>
          <table:table-cell table:number-columns-repeated="6"/>
          <table:table-cell table:style-name="ce21"/>
          <table:table-cell table:number-columns-repeated="1009"/>
        </table:table-row>
        <table:table-row table:style-name="ro2" table:number-rows-repeated="2696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 table:number-rows-repeated="104531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104820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5:57:47.90835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59M30S</meta:editing-duration>
    <meta:editing-cycles>104</meta:editing-cycles>
    <meta:generator>LibreOffice/5.1.6.2$MacOSX_X86_64 LibreOffice_project/07ac168c60a517dba0f0d7bc7540f5afa45f0909</meta:generator>
    <dc:date>2017-06-15T17:11:18.787595000</dc:date>
    <meta:document-statistic meta:table-count="3" meta:cell-count="4968" meta:object-count="0"/>
    <meta:user-defined meta:name="Info 1"/>
    <meta:user-defined meta:name="Info 2"/>
    <meta:user-defined meta:name="Info 3"/>
    <meta:user-defined meta:name="Info 4"/>
  </office:meta>
</office:document-meta>
</file>